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083in"/>
    </style:style>
    <style:style style:name="co40" style:family="table-column">
      <style:table-column-properties fo:break-before="auto" style:column-width="0.8909in"/>
    </style:style>
    <style:style style:name="co32" style:family="table-column">
      <style:table-column-properties fo:break-before="auto" style:column-width="1.148in"/>
    </style:style>
    <style:style style:name="co41" style:family="table-column">
      <style:table-column-properties fo:break-before="auto" style:column-width="2.6736in"/>
    </style:style>
    <style:style style:name="co42" style:family="table-column">
      <style:table-column-properties fo:break-before="auto" style:column-width="0.9102in"/>
    </style:style>
    <style:style style:name="co43" style:family="table-column">
      <style:table-column-properties fo:break-before="auto" style:column-width="0.6799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2437in"/>
    </style:style>
    <style:style style:name="co19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7" style:family="table-column">
      <style:table-column-properties fo:break-before="auto" style:column-width="1.561in"/>
    </style:style>
    <style:style style:name="co28" style:family="table-column">
      <style:table-column-properties fo:break-before="auto" style:column-width="0.6925in"/>
    </style:style>
    <style:style style:name="co29" style:family="table-column">
      <style:table-column-properties fo:break-before="auto" style:column-width="1.1744in"/>
    </style:style>
    <style:style style:name="co30" style:family="table-column">
      <style:table-column-properties fo:break-before="auto" style:column-width="0.6563in"/>
    </style:style>
    <style:style style:name="co31" style:family="table-column">
      <style:table-column-properties fo:break-before="auto" style:column-width="1.0472in"/>
    </style:style>
    <style:style style:name="co33" style:family="table-column">
      <style:table-column-properties fo:break-before="auto" style:column-width="1.2311in"/>
    </style:style>
    <style:style style:name="co34" style:family="table-column">
      <style:table-column-properties fo:break-before="auto" style:column-width="1.1043in"/>
    </style:style>
    <style:style style:name="co35" style:family="table-column">
      <style:table-column-properties fo:break-before="auto" style:column-width="1.6791in"/>
    </style:style>
    <style:style style:name="co36" style:family="table-column">
      <style:table-column-properties fo:break-before="auto" style:column-width="1.7984in"/>
    </style:style>
    <style:style style:name="co37" style:family="table-column">
      <style:table-column-properties fo:break-before="auto" style:column-width="0.6854in"/>
    </style:style>
    <style:style style:name="co38" style:family="table-column">
      <style:table-column-properties fo:break-before="auto" style:column-width="1.2484in"/>
    </style:style>
    <style:style style:name="co44" style:family="table-column">
      <style:table-column-properties fo:break-before="auto" style:column-width="2.2563in"/>
    </style:style>
    <style:style style:name="co45" style:family="table-column">
      <style:table-column-properties fo:break-before="auto" style:column-width="1.4299in"/>
    </style:style>
    <style:style style:name="co46" style:family="table-column">
      <style:table-column-properties fo:break-before="auto" style:column-width="1.7827in"/>
    </style:style>
    <style:style style:name="co47" style:family="table-column">
      <style:table-column-properties fo:break-before="auto" style:column-width="1.5409in"/>
    </style:style>
    <style:style style:name="co48" style:family="table-column">
      <style:table-column-properties fo:break-before="auto" style:column-width="2.1654in"/>
    </style:style>
    <style:style style:name="co49" style:family="table-column">
      <style:table-column-properties fo:break-before="auto" style:column-width="1.8736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30" style:family="table-row">
      <style:table-row-properties style:row-height="0.2484in" fo:break-before="auto" style:use-optimal-row-height="false"/>
    </style:style>
    <style:style style:name="ro31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32" style:family="table-row">
      <style:table-row-properties style:row-height="0.6008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33" style:family="table-row">
      <style:table-row-properties style:row-height="0.5492in" fo:break-before="auto" style:use-optimal-row-height="false"/>
    </style:style>
    <style:style style:name="ro34" style:family="table-row">
      <style:table-row-properties style:row-height="0.3311in" fo:break-before="auto" style:use-optimal-row-height="fals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7252in" fo:break-before="auto" style:use-optimal-row-height="tru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28in" fo:break-before="auto" style:use-optimal-row-height="fals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2.8189in" fo:break-before="auto" style:use-optimal-row-height="tru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3626in" fo:break-before="auto" style:use-optimal-row-height="false"/>
    </style:style>
    <style:style style:name="ro24" style:family="table-row">
      <style:table-row-properties style:row-height="0.3102in" fo:break-before="auto" style:use-optimal-row-height="true"/>
    </style:style>
    <style:style style:name="ro25" style:family="table-row">
      <style:table-row-properties style:row-height="2.6634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1.7307in" fo:break-before="auto" style:use-optimal-row-height="true"/>
    </style:style>
    <style:style style:name="ro28" style:family="table-row">
      <style:table-row-properties style:row-height="1.2638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5" style:family="table-row">
      <style:table-row-properties style:row-height="5.4618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2.0417in" fo:break-before="auto" style:use-optimal-row-height="true"/>
    </style:style>
    <style:style style:name="ro39" style:family="table-row">
      <style:table-row-properties style:row-height="1.8862in" fo:break-before="auto" style:use-optimal-row-height="true"/>
    </style:style>
    <style:style style:name="ro40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2" style:family="table-cell" style:parent-style-name="Default">
      <style:table-cell-properties fo:wrap-option="wrap"/>
      <style:text-properties style:font-name="Arial"/>
    </style:style>
    <style:style style:name="ce63" style:family="table-cell" style:parent-style-name="Default">
      <style:table-cell-properties fo:background-color="transparent"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</style:style>
    <style:style style:name="ce18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4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0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12" style:family="table-cell" style:parent-style-name="Default">
      <style:table-cell-properties fo:background-color="#000080"/>
      <style:text-properties fo:color="#ffffff" fo:font-size="12pt" fo:font-weight="bold"/>
    </style:style>
    <style:style style:name="ce21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17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21" style:family="table-cell" style:parent-style-name="Default">
      <style:table-cell-properties fo:background-color="transparent"/>
    </style:style>
    <style:style style:name="ce222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background-color="#ffff66"/>
      <style:text-properties style:font-name="Arial" fo:font-size="10pt" fo:font-weight="normal"/>
    </style:style>
    <style:style style:name="ce86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1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font-size="9pt"/>
    </style:style>
    <style:style style:name="ce12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4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ext-properties style:font-name="Arial" fo:font-size="10pt"/>
    </style:style>
    <style:style style:name="ce147" style:family="table-cell" style:parent-style-name="Default">
      <style:table-cell-properties style:vertical-align="top"/>
      <style:text-properties style:font-name="Arial" fo:font-size="10pt"/>
    </style:style>
    <style:style style:name="ce14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ext-properties style:font-name="Arial" fo:font-size="9pt"/>
    </style:style>
    <style:style style:name="ce15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8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8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35" style:family="table-cell" style:parent-style-name="Default">
      <style:text-properties fo:color="#ff0000" fo:font-size="9pt"/>
    </style:style>
    <style:style style:name="ce236" style:family="table-cell" style:parent-style-name="Default">
      <style:text-properties style:use-window-font-color="true" fo:font-size="9pt"/>
    </style:style>
    <style:style style:name="ce237" style:family="table-cell" style:parent-style-name="Default">
      <style:table-cell-properties fo:border="0.0008in solid #000000"/>
      <style:text-properties style:use-window-font-color="true" fo:font-size="9pt"/>
    </style:style>
    <style:style style:name="ce238" style:family="table-cell" style:parent-style-name="Default">
      <style:table-cell-properties fo:border="0.0008in solid #000000"/>
      <style:text-properties fo:font-size="9pt"/>
    </style:style>
    <style:style style:name="ce239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42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45" style:family="table-cell" style:parent-style-name="Default">
      <style:table-cell-properties fo:background-color="transparent"/>
      <style:text-properties fo:color="#ff0000" fo:font-size="9pt"/>
    </style:style>
    <style:style style:name="ce246" style:family="table-cell" style:parent-style-name="Default">
      <style:table-cell-properties style:vertical-align="top"/>
    </style:style>
    <style:style style:name="ce2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style:font-name="Liberation Serif" style:font-name-asian="DejaVu Sans" style:font-name-complex="DejaVu Sans"/>
    </style:style>
    <style:style style:name="T5" style:family="text">
      <style:text-properties style:font-name="Arial1" style:font-name-asian="ＭＳ Ｐゴシック" style:font-size-asian="8pt" style:font-name-complex="Arial1" style:font-size-complex="8pt"/>
    </style:style>
    <style:style style:name="T8" style:family="text">
      <style:text-properties style:font-name="Arial" fo:language="en" fo:country="US" style:font-name-asian="Tahoma1" style:font-name-complex="Tahoma2" style:font-size-complex="11pt"/>
    </style:style>
    <style:style style:name="T9" style:family="text">
      <style:text-properties style:font-name="Arial" style:font-name-asian="Arial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49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70" table:number-columns-repeated="248"/>
          <table:table-cell/>
        </table:table-row>
        <table:table-row table:style-name="ro1" table:number-rows-repeated="3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6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6">
          <table:table-cell table:style-name="ce71"/>
          <table:table-cell table:style-name="ce75" office:value-type="string">
            <text:p>AIO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3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4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Suite:</text:p>
          </table:table-cell>
          <table:table-cell table:style-name="ce85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DMS 2.5.x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7" table:formula="of:=[Summary_Report.F30]" office:value-type="float" office:value="33">
            <text:p>33</text:p>
          </table:table-cell>
          <table:table-cell table:style-name="ce92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7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 table:number-rows-repeated="2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8">
          <table:table-cell table:style-name="ce73"/>
          <table:table-cell table:style-name="ce78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9">
          <table:table-cell table:style-name="ce73"/>
          <table:table-cell table:style-name="ce79" office:value-type="string">
            <text:p>Effective Date</text:p>
          </table:table-cell>
          <table:table-cell table:style-name="ce88" office:value-type="string">
            <text:p>Version</text:p>
          </table:table-cell>
          <table:table-cell table:style-name="ce88" office:value-type="string">
            <text:p>Change description</text:p>
          </table:table-cell>
          <table:table-cell table:style-name="ce88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0" office:value-type="string">
            <text:p>04/Oct/10</text:p>
          </table:table-cell>
          <table:table-cell table:style-name="ce89"/>
          <table:table-cell table:style-name="ce93" office:value-type="string">
            <text:p>Split AIO into products</text:p>
          </table:table-cell>
          <table:table-cell table:style-name="ce103" office:value-type="string">
            <text:p>minh.nguyen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7">
          <table:table-cell table:style-name="ce73"/>
          <table:table-cell table:style-name="ce80" office:value-type="string">
            <text:p>21/Oct/10</text:p>
          </table:table-cell>
          <table:table-cell table:style-name="ce89"/>
          <table:table-cell table:style-name="ce94" office:value-type="string">
            <text:p>CCP-342</text:p>
            <text:p>CCP-419</text:p>
          </table:table-cell>
          <table:table-cell table:style-name="ce103"/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13">
          <table:table-cell table:style-name="ce73"/>
          <table:table-cell table:style-name="ce80"/>
          <table:table-cell table:style-name="ce89"/>
          <table:table-cell table:style-name="ce27" office:value-type="string">
            <text:p>CCP-523</text:p>
            <text:p><text:span text:style-name="T4">CCP-508</text:span></text:p>
            <text:p><text:span text:style-name="T4">CCP-532</text:span></text:p>
          </table:table-cell>
          <table:table-cell table:style-name="ce103"/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20">
          <table:table-cell table:style-name="ce73"/>
          <table:table-cell table:style-name="ce80" office:value-type="string">
            <text:p>1/Nov/10</text:p>
          </table:table-cell>
          <table:table-cell table:style-name="ce89"/>
          <table:table-cell table:style-name="ce27" office:value-type="string">
            <text:p>ECM-5489</text:p>
            <text:p><text:span text:style-name="T4">ECM-5486</text:span></text:p>
            <text:p><text:span text:style-name="T4">CCP-619</text:span></text:p>
            <text:p><text:span text:style-name="T4">CCP-521</text:span></text:p>
            <text:p><text:span text:style-name="T4">CCP-553</text:span></text:p>
            <text:p><text:span text:style-name="T4">ECM-5499</text:span></text:p>
            <text:p><text:span text:style-name="T4">CCP-546</text:span></text:p>
          </table:table-cell>
          <table:table-cell table:style-name="ce103" office:value-type="string">
            <text:p>minh.nguyen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21">
          <table:table-cell table:style-name="ce72"/>
          <table:table-cell table:style-name="ce80"/>
          <table:table-cell table:style-name="ce89"/>
          <table:table-cell table:style-name="ce95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5">- ECM-5446</text:span></text:p>
            <text:p><text:span text:style-name="T5">- ECM-5185</text:span></text:p>
          </table:table-cell>
          <table:table-cell table:style-name="ce96"/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1"/>
          <table:table-cell table:style-name="ce90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1"/>
          <table:table-cell table:style-name="ce90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1"/>
          <table:table-cell table:style-name="ce90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1"/>
          <table:table-cell table:style-name="ce90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1"/>
          <table:table-cell table:style-name="ce90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1"/>
          <table:table-cell table:style-name="ce90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1"/>
          <table:table-cell table:style-name="ce90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1"/>
          <table:table-cell table:style-name="ce90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1"/>
          <table:table-cell table:style-name="ce90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 table:number-rows-repeated="3">
          <table:table-cell table:style-name="ce70" table:number-columns-repeated="255"/>
          <table:table-cell/>
        </table:table-row>
        <table:table-row table:style-name="ro1" table:number-rows-repeated="9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 table:number-rows-repeated="11">
          <table:table-cell table:style-name="ce70" table:number-columns-repeated="255"/>
          <table:table-cell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8" office:value-type="string">
            <text:p>Priority</text:p>
          </table:covered-table-cell>
          <table:covered-table-cell table:style-name="ce58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</table:table-cell>
          <table:table-cell table:style-name="ce59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8"/>
          <table:covered-table-cell table:style-name="ce58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59" office:value-type="string">
            <text:p>ECM-5331 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59" office:value-type="string">
            <text:p>ECM-5331 </text:p>
          </table:table-cell>
          <table:table-cell table:style-name="ce59" office:value-type="string">
            <text:p>High </text:p>
          </table:table-cell>
          <table:table-cell table:number-columns-repeated="2"/>
          <table:table-cell table:style-name="ce62" table:number-columns-repeated="250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59" office:value-type="string">
            <text:p>ECM-5409 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0" office:value-type="string">
            <text:p>ECM-5382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0" office:value-type="string">
            <text:p>WF-85</text:p>
          </table:table-cell>
          <table:table-cell table:style-name="ce61" office:value-type="string">
            <text:p>High </text:p>
          </table:table-cell>
          <table:table-cell table:number-columns-repeated="2"/>
          <table:table-cell table:style-name="ce62" table:number-columns-repeated="250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3"/>
          <table:covered-table-cell table:style-name="ce53"/>
          <table:covered-table-cell table:style-name="ce62"/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2" office:value-type="string">
            <text:p>Low 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2" office:value-type="string">
            <text:p>Low 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8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8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2"/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64" table:number-columns-repeated="768"/>
        </table:table-row>
        <table:table-row table:style-name="ro11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" table:number-rows-repeated="10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table:table-column table:style-name="co8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8" table:default-cell-style-name="Default"/>
        <table:table-row table:style-name="ro22">
          <table:table-cell/>
          <table:table-cell table:style-name="ce117" office:value-type="string">
            <text:p>TEST CASES</text:p>
          </table:table-cell>
          <table:table-cell table:style-name="ce121"/>
          <table:table-cell table:style-name="ce127" table:number-columns-repeated="2"/>
          <table:table-cell/>
          <table:table-cell table:style-name="ce127" table:number-columns-repeated="2"/>
          <table:table-cell table:style-name="ce135"/>
          <table:table-cell table:style-name="ce138"/>
          <table:table-cell/>
          <table:table-cell table:style-name="ce139" office:value-type="string">
            <text:p>Passed</text:p>
          </table:table-cell>
          <table:table-cell table:style-name="ce139" table:formula="of:=COUNTIF([.L$7:.L$988];[.$L1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2"/>
        </table:table-row>
        <table:table-row table:style-name="ro22">
          <table:table-cell/>
          <table:table-cell table:style-name="ce118"/>
          <table:table-cell table:style-name="ce122"/>
          <table:table-cell table:style-name="ce127" table:number-columns-repeated="2"/>
          <table:table-cell/>
          <table:table-cell table:style-name="ce127" table:number-columns-repeated="2"/>
          <table:table-cell table:style-name="ce135"/>
          <table:table-cell table:number-columns-repeated="2"/>
          <table:table-cell table:style-name="ce139" office:value-type="string">
            <text:p>Failed</text:p>
          </table:table-cell>
          <table:table-cell table:style-name="ce139" table:formula="of:=COUNTIF([.L$7:.L$988];[.$L2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2"/>
        </table:table-row>
        <table:table-row table:style-name="ro23">
          <table:table-cell/>
          <table:table-cell table:style-name="ce119" office:value-type="string">
            <text:p>Function List:</text:p>
          </table:table-cell>
          <table:table-cell table:style-name="ce123" office:value-type="string" table:number-columns-spanned="3" table:number-rows-spanned="1">
            <text:p>Bugs on DMS 2.5.x for regression test</text:p>
          </table:table-cell>
          <table:covered-table-cell table:style-name="ce128"/>
          <table:covered-table-cell table:style-name="ce124"/>
          <table:table-cell/>
          <table:table-cell table:style-name="ce132"/>
          <table:table-cell table:style-name="ce133"/>
          <table:table-cell table:style-name="ce136"/>
          <table:table-cell table:number-columns-repeated="2"/>
          <table:table-cell table:style-name="ce139" office:value-type="string">
            <text:p>Blocked</text:p>
          </table:table-cell>
          <table:table-cell table:style-name="ce139" table:formula="of:=COUNTIF([.L$7:.L$988];[.$L3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2"/>
        </table:table-row>
        <table:table-row table:style-name="ro24">
          <table:table-cell/>
          <table:table-cell table:style-name="ce119" office:value-type="string">
            <text:p>Total Main Cases:</text:p>
          </table:table-cell>
          <table:table-cell table:style-name="ce124" table:formula="of:=MAX([.A7:.A971])" office:value-type="float" office:value="1" table:number-columns-spanned="3" table:number-rows-spanned="1">
            <text:p>1</text:p>
          </table:table-cell>
          <table:covered-table-cell table:style-name="ce128"/>
          <table:covered-table-cell table:style-name="ce124"/>
          <table:table-cell/>
          <table:table-cell table:style-name="ce132"/>
          <table:table-cell table:style-name="ce133"/>
          <table:table-cell table:style-name="ce136"/>
          <table:table-cell table:number-columns-repeated="2"/>
          <table:table-cell table:style-name="ce140" office:value-type="string">
            <text:p>Untested</text:p>
          </table:table-cell>
          <table:table-cell table:style-name="ce139" table:formula="of:=COUNTIF([.L$7:.L$988];[.$L4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2"/>
        </table:table-row>
        <table:table-row table:style-name="ro22">
          <table:table-cell/>
          <table:table-cell table:style-name="ce120"/>
          <table:table-cell table:style-name="ce125"/>
          <table:table-cell table:style-name="ce129" table:number-columns-repeated="5"/>
          <table:table-cell table:style-name="ce137"/>
          <table:table-cell table:number-columns-repeated="2"/>
          <table:table-cell office:value-type="string">
            <text:p>N/A</text:p>
          </table:table-cell>
          <table:table-cell table:style-name="ce139" table:formula="of:=COUNTIF([.L$7:.L$988];[.$L5])" office:value-type="float" office:value="0">
            <text:p>0</text:p>
          </table:table-cell>
          <table:table-cell table:style-name="ce139" table:number-columns-repeated="2"/>
          <table:table-cell table:style-name="ce125" table:number-columns-repeated="219"/>
          <table:table-cell table:number-columns-repeated="22"/>
        </table:table-row>
        <table:table-row table:style-name="ro24">
          <table:table-cell table:style-name="ce113" office:value-type="string">
            <text:p>Case No</text:p>
          </table:table-cell>
          <table:table-cell table:style-name="ce113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13" office:value-type="string">
            <text:p>Path</text:p>
          </table:table-cell>
          <table:table-cell table:style-name="ce113" office:value-type="string">
            <text:p>Case Description</text:p>
          </table:table-cell>
          <table:table-cell table:style-name="ce113" office:value-type="string">
            <text:p>Step Description</text:p>
          </table:table-cell>
          <table:table-cell table:style-name="ce113" office:value-type="string">
            <text:p>Steps to produce</text:p>
          </table:table-cell>
          <table:table-cell table:style-name="ce11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113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113"/>
          <table:table-cell table:style-name="ce142" table:number-columns-repeated="7"/>
          <table:table-cell table:style-name="ce144" table:number-columns-repeated="211"/>
          <table:table-cell table:style-name="ce137" table:number-columns-repeated="4"/>
          <table:table-cell table:style-name="ce145" table:number-columns-repeated="21"/>
          <table:table-cell/>
        </table:table-row>
        <table:table-row table:style-name="ro25">
          <table:table-cell table:style-name="ce114" office:value-type="float" office:value="1">
            <text:p>001</text:p>
          </table:table-cell>
          <table:table-cell table:style-name="ce27" office:value-type="string">
            <text:p>REG_DMS_CCP-113</text:p>
          </table:table-cell>
          <table:table-cell table:style-name="ce126" office:value-type="float" office:value="1">
            <text:p>001</text:p>
          </table:table-cell>
          <table:table-cell table:style-name="ce130" table:formula="of:=CONCATENATE(&quot;DMS&quot;;&quot;/&quot;;[.B7])" office:value-type="string" office:string-value="DMS/REG_DMS_CCP-113">
            <text:p>DMS/REG_DMS_CCP-113</text:p>
          </table:table-cell>
          <table:table-cell table:style-name="ce131" office:value-type="string">
            <text:p>Problem with the import of the version history for a node type nt: file</text:p>
          </table:table-cell>
          <table:table-cell table:style-name="ce116" office:value-type="string">
            <text:p>Step 1: Add Admin view </text:p>
          </table:table-cell>
          <table:table-cell table:style-name="ce116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134" office:value-type="string">
            <text:p>Edit drive successfully</text:p>
          </table:table-cell>
          <table:table-cell table:style-name="ce116" office:value-type="string">
            <text:p>High</text:p>
          </table:table-cell>
          <table:table-cell table:style-name="ce134" office:value-type="string">
            <text:p>ECM-4483</text:p>
          </table:table-cell>
          <table:table-cell table:style-name="ce116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41"/>
          <table:table-cell table:style-name="ce143" table:number-columns-repeated="235"/>
          <table:table-cell table:style-name="ce146" table:number-columns-repeated="9"/>
        </table:table-row>
        <table:table-row table:style-name="ro26">
          <table:table-cell table:style-name="ce114"/>
          <table:table-cell table:style-name="ce27" office:value-type="string">
            <text:p>REG_DMS_CCP-113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DMS&quot;;&quot;/&quot;;[.B8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16" office:value-type="string">
            <text:p>Step 2: Create nt:file</text:p>
          </table:table-cell>
          <table:table-cell table:style-name="ce116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134" office:value-type="string">
            <text:p>File is created</text:p>
          </table:table-cell>
          <table:table-cell table:style-name="ce116" office:value-type="string">
            <text:p>High</text:p>
          </table:table-cell>
          <table:table-cell table:style-name="ce134" office:value-type="string">
            <text:p>ECM-4483</text:p>
          </table:table-cell>
          <table:table-cell table:style-name="ce116"/>
          <table:table-cell table:style-name="ce141"/>
          <table:table-cell table:style-name="ce143" table:number-columns-repeated="235"/>
          <table:table-cell table:style-name="ce146" table:number-columns-repeated="9"/>
        </table:table-row>
        <table:table-row table:style-name="ro27">
          <table:table-cell table:style-name="ce115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113</text:p>
          </table:table-cell>
          <table:table-cell table:style-name="ce126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DMS&quot;;&quot;/&quot;;[.B9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16" office:value-type="string">
            <text:p>Step 3: Add version for added document</text:p>
          </table:table-cell>
          <table:table-cell table:style-name="ce116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116" office:value-type="string">
            <text:p>There's Version 1 as based version</text:p>
          </table:table-cell>
          <table:table-cell table:style-name="ce116" office:value-type="string">
            <text:p>High</text:p>
          </table:table-cell>
          <table:table-cell table:style-name="ce134" office:value-type="string">
            <text:p>ECM-4483</text:p>
          </table:table-cell>
          <table:table-cell/>
          <table:table-cell table:style-name="ce141"/>
          <table:table-cell table:number-columns-repeated="244"/>
        </table:table-row>
        <table:table-row table:style-name="ro28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113</text:p>
          </table:table-cell>
          <table:table-cell table:style-name="ce12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CONCATENATE(&quot;DMS&quot;;&quot;/&quot;;[.B10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16" office:value-type="string">
            <text:p>Step 4: Export node</text:p>
          </table:table-cell>
          <table:table-cell table:style-name="ce116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116" office:value-type="string">
            <text:p>Export action is done, 2 files are exported</text:p>
          </table:table-cell>
          <table:table-cell table:style-name="ce116" office:value-type="string">
            <text:p>High</text:p>
          </table:table-cell>
          <table:table-cell table:style-name="ce134" office:value-type="string">
            <text:p>ECM-4483</text:p>
          </table:table-cell>
          <table:table-cell/>
          <table:table-cell table:style-name="ce141"/>
          <table:table-cell table:number-columns-repeated="244"/>
        </table:table-row>
        <table:table-row table:style-name="ro13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CCP-113</text:p>
          </table:table-cell>
          <table:table-cell table:style-name="ce12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CONCATENATE(&quot;DMS&quot;;&quot;/&quot;;[.B11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16" office:value-type="string">
            <text:p>Step 5: Delete node</text:p>
          </table:table-cell>
          <table:table-cell table:style-name="ce116" office:value-type="string">
            <text:p>Delete added nt:File</text:p>
          </table:table-cell>
          <table:table-cell table:style-name="ce116" office:value-type="string">
            <text:p>Node is deleted</text:p>
          </table:table-cell>
          <table:table-cell table:style-name="ce116" office:value-type="string">
            <text:p>High</text:p>
          </table:table-cell>
          <table:table-cell table:style-name="ce134" office:value-type="string">
            <text:p>ECM-4483</text:p>
          </table:table-cell>
          <table:table-cell/>
          <table:table-cell table:style-name="ce141"/>
          <table:table-cell table:number-columns-repeated="244"/>
        </table:table-row>
        <table:table-row table:style-name="ro28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CCP-113</text:p>
          </table:table-cell>
          <table:table-cell table:style-name="ce12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CONCATENATE(&quot;DMS&quot;;&quot;/&quot;;[.B12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16" office:value-type="string">
            <text:p>Step 6: Import node</text:p>
          </table:table-cell>
          <table:table-cell table:style-name="ce116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116" office:value-type="string">
            <text:p>Import node successfully with its version</text:p>
          </table:table-cell>
          <table:table-cell table:style-name="ce116" office:value-type="string">
            <text:p>High</text:p>
          </table:table-cell>
          <table:table-cell table:style-name="ce134" office:value-type="string">
            <text:p>ECM-4483</text:p>
          </table:table-cell>
          <table:table-cell/>
          <table:table-cell table:style-name="ce141"/>
          <table:table-cell table:number-columns-repeated="244"/>
        </table:table-row>
        <table:table-row table:style-name="ro1" table:number-rows-repeated="18">
          <table:table-cell table:style-name="ce116" table:number-columns-repeated="9"/>
          <table:table-cell table:style-name="ce134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116"/>
          <table:table-cell table:style-name="ce134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116"/>
          <table:table-cell table:number-columns-repeated="247"/>
        </table:table-row>
        <table:table-row table:style-name="ro1" table:number-rows-repeated="1048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4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37" table:number-columns-repeated="245" table:default-cell-style-name="Default"/>
        <table:table-column table:style-name="co8" table:number-columns-repeated="768" table:default-cell-style-name="Default"/>
        <table:table-row table:style-name="ro22">
          <table:table-cell/>
          <table:table-cell table:style-name="ce117" office:value-type="string">
            <text:p>TEST CASES</text:p>
          </table:table-cell>
          <table:table-cell table:style-name="ce121"/>
          <table:table-cell table:style-name="ce127" table:number-columns-repeated="2"/>
          <table:table-cell/>
          <table:table-cell table:style-name="ce127" table:number-columns-repeated="2"/>
          <table:table-cell table:style-name="ce135"/>
          <table:table-cell table:style-name="ce138"/>
          <table:table-cell/>
          <table:table-cell table:style-name="ce139" office:value-type="string">
            <text:p>Passed</text:p>
          </table:table-cell>
          <table:table-cell table:style-name="ce139" table:formula="of:=COUNTIF([.L$7:.L$878];[.$L1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790"/>
        </table:table-row>
        <table:table-row table:style-name="ro22">
          <table:table-cell/>
          <table:table-cell table:style-name="ce118"/>
          <table:table-cell table:style-name="ce122"/>
          <table:table-cell table:style-name="ce127" table:number-columns-repeated="2"/>
          <table:table-cell/>
          <table:table-cell table:style-name="ce127" table:number-columns-repeated="2"/>
          <table:table-cell table:style-name="ce135"/>
          <table:table-cell table:number-columns-repeated="2"/>
          <table:table-cell table:style-name="ce139" office:value-type="string">
            <text:p>Failed</text:p>
          </table:table-cell>
          <table:table-cell table:style-name="ce139" table:formula="of:=COUNTIF([.L$7:.L$878];[.$L2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790"/>
        </table:table-row>
        <table:table-row table:style-name="ro23">
          <table:table-cell/>
          <table:table-cell table:style-name="ce119" office:value-type="string">
            <text:p>Function List:</text:p>
          </table:table-cell>
          <table:table-cell table:style-name="ce123" office:value-type="string" table:number-columns-spanned="3" table:number-rows-spanned="1">
            <text:p>Bugs on DMS 2.5.x for regression test</text:p>
          </table:table-cell>
          <table:covered-table-cell table:style-name="ce128"/>
          <table:covered-table-cell table:style-name="ce124"/>
          <table:table-cell/>
          <table:table-cell table:style-name="ce132"/>
          <table:table-cell table:style-name="ce133"/>
          <table:table-cell table:style-name="ce136"/>
          <table:table-cell table:number-columns-repeated="2"/>
          <table:table-cell table:style-name="ce139" office:value-type="string">
            <text:p>Blocked</text:p>
          </table:table-cell>
          <table:table-cell table:style-name="ce139" table:formula="of:=COUNTIF([.L$7:.L$878];[.$L3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790"/>
        </table:table-row>
        <table:table-row table:style-name="ro22">
          <table:table-cell/>
          <table:table-cell table:style-name="ce119" office:value-type="string">
            <text:p>Total Main Cases:</text:p>
          </table:table-cell>
          <table:table-cell table:style-name="ce124" table:formula="of:=MAX([.A7:.A861])" office:value-type="float" office:value="5" table:number-columns-spanned="3" table:number-rows-spanned="1">
            <text:p>5</text:p>
          </table:table-cell>
          <table:covered-table-cell table:style-name="ce128"/>
          <table:covered-table-cell table:style-name="ce124"/>
          <table:table-cell/>
          <table:table-cell table:style-name="ce132"/>
          <table:table-cell table:style-name="ce133"/>
          <table:table-cell table:style-name="ce136"/>
          <table:table-cell table:number-columns-repeated="2"/>
          <table:table-cell table:style-name="ce140" office:value-type="string">
            <text:p>Untested</text:p>
          </table:table-cell>
          <table:table-cell table:style-name="ce139" table:formula="of:=COUNTIF([.L$7:.L$878];[.$L4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790"/>
        </table:table-row>
        <table:table-row table:style-name="ro22">
          <table:table-cell/>
          <table:table-cell table:style-name="ce120"/>
          <table:table-cell table:style-name="ce125"/>
          <table:table-cell table:style-name="ce129" table:number-columns-repeated="5"/>
          <table:table-cell table:style-name="ce137"/>
          <table:table-cell table:number-columns-repeated="2"/>
          <table:table-cell office:value-type="string">
            <text:p>N/A</text:p>
          </table:table-cell>
          <table:table-cell table:style-name="ce139" table:formula="of:=COUNTIF([.L$7:.L$878];[.$L5])" office:value-type="float" office:value="0">
            <text:p>0</text:p>
          </table:table-cell>
          <table:table-cell table:style-name="ce139" table:number-columns-repeated="2"/>
          <table:table-cell table:style-name="ce125" table:number-columns-repeated="219"/>
          <table:table-cell table:number-columns-repeated="790"/>
        </table:table-row>
        <table:table-row table:style-name="ro1">
          <table:table-cell table:style-name="ce113" office:value-type="string">
            <text:p>Case No</text:p>
          </table:table-cell>
          <table:table-cell table:style-name="ce113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13" office:value-type="string">
            <text:p>Path</text:p>
          </table:table-cell>
          <table:table-cell table:style-name="ce113" office:value-type="string">
            <text:p>Case Description</text:p>
          </table:table-cell>
          <table:table-cell table:style-name="ce113" office:value-type="string">
            <text:p>Step Description</text:p>
          </table:table-cell>
          <table:table-cell table:style-name="ce113" office:value-type="string">
            <text:p>Steps to produce</text:p>
          </table:table-cell>
          <table:table-cell table:style-name="ce11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113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113"/>
          <table:table-cell table:style-name="ce142" table:number-columns-repeated="7"/>
          <table:table-cell table:style-name="ce144" table:number-columns-repeated="211"/>
          <table:table-cell table:style-name="ce137" table:number-columns-repeated="4"/>
          <table:table-cell table:style-name="ce145" table:number-columns-repeated="21"/>
          <table:table-cell table:number-columns-repeated="769"/>
        </table:table-row>
        <table:table-row table:style-name="ro29">
          <table:table-cell table:style-name="ce115" office:value-type="float" office:value="1">
            <text:p>001</text:p>
          </table:table-cell>
          <table:table-cell table:style-name="ce27" office:value-type="string">
            <text:p>REG_DMS_CCP-311</text:p>
          </table:table-cell>
          <table:table-cell table:style-name="ce126" office:value-type="float" office:value="1">
            <text:p>001</text:p>
          </table:table-cell>
          <table:table-cell table:style-name="ce130" table:formula="of:=CONCATENATE(&quot;DMS&quot;;&quot;/&quot;;[.B7])" office:value-type="string" office:string-value="DMS/REG_DMS_CCP-311">
            <text:p>DMS/REG_DMS_CCP-311</text:p>
          </table:table-cell>
          <table:table-cell table:style-name="ce131" office:value-type="string">
            <text:p>Search by name using simple search in Site Explorer</text:p>
          </table:table-cell>
          <table:table-cell table:style-name="ce116" office:value-type="string">
            <text:p>Step 1: Create document to search</text:p>
          </table:table-cell>
          <table:table-cell table:style-name="ce116" office:value-type="string">
            <text:p>- Go to Site Explorer</text:p>
            <text:p>- Choose a drive and Create New Document.</text:p>
          </table:table-cell>
          <table:table-cell table:style-name="ce116" office:value-type="string">
            <text:p>New document is created successfully</text:p>
          </table:table-cell>
          <table:table-cell table:style-name="ce134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241" office:value-type="string">
            <text:p>Currently return no search result when search by name using simple search</text:p>
          </table:table-cell>
          <table:table-cell table:style-name="ce141"/>
          <table:table-cell table:style-name="ce143" table:number-columns-repeated="235"/>
          <table:table-cell table:style-name="ce146" table:number-columns-repeated="9"/>
          <table:table-cell table:number-columns-repeated="768"/>
        </table:table-row>
        <table:table-row table:style-name="ro26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311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0" table:formula="of:=CONCATENATE(&quot;DMS&quot;;&quot;/&quot;;[.B8])" office:value-type="string" office:string-value="DMS/REG_DMS_CCP-311">
            <text:p>DMS/REG_DMS_CCP-311</text:p>
          </table:table-cell>
          <table:table-cell table:style-name="ce116" office:value-type="string">
            <text:p>Search by name using simple search in Site Explorer</text:p>
          </table:table-cell>
          <table:table-cell table:style-name="ce116" office:value-type="string">
            <text:p>Step 2: Do searching</text:p>
          </table:table-cell>
          <table:table-cell table:style-name="ce186" office:value-type="string">
            <text:p>- In the Address bar research field, put the name of newly added document.</text:p>
            <text:p>- Click Search icon</text:p>
          </table:table-cell>
          <table:table-cell table:style-name="ce116" office:value-type="string">
            <text:p>Return new added document in the search result list</text:p>
          </table:table-cell>
          <table:table-cell table:style-name="ce134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241"/>
          <table:table-cell table:style-name="ce141"/>
          <table:table-cell table:style-name="ce143" table:number-columns-repeated="235"/>
          <table:table-cell table:style-name="ce146" table:number-columns-repeated="9"/>
          <table:table-cell table:number-columns-repeated="768"/>
        </table:table-row>
        <table:table-row table:style-name="ro29">
          <table:table-cell table:style-name="ce11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DMS_CCP-311</text:p>
          </table:table-cell>
          <table:table-cell table:style-name="ce12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30" table:formula="of:=CONCATENATE(&quot;DMS&quot;;&quot;/&quot;;[.B9])" office:value-type="string" office:string-value="DMS/REG_DMS_CCP-311">
            <text:p>DMS/REG_DMS_CCP-311</text:p>
          </table:table-cell>
          <table:table-cell table:style-name="ce131" office:value-type="string">
            <text:p>Search by content using simple search in Site Explorer</text:p>
          </table:table-cell>
          <table:table-cell table:style-name="ce116" office:value-type="string">
            <text:p>Step 1: Create document to search</text:p>
          </table:table-cell>
          <table:table-cell table:style-name="ce116" office:value-type="string">
            <text:p>- Go to Site Explorer</text:p>
            <text:p>- Choose a drive and Create New Document.</text:p>
          </table:table-cell>
          <table:table-cell table:style-name="ce116" office:value-type="string">
            <text:p>New document is created successfully</text:p>
          </table:table-cell>
          <table:table-cell table:style-name="ce134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241" office:value-type="string">
            <text:p>Currently return no search result when search by content using simple search</text:p>
          </table:table-cell>
          <table:table-cell table:style-name="ce141"/>
          <table:table-cell table:style-name="ce143" table:number-columns-repeated="235"/>
          <table:table-cell table:style-name="ce146" table:number-columns-repeated="9"/>
          <table:table-cell table:number-columns-repeated="768"/>
        </table:table-row>
        <table:table-row table:style-name="ro26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311</text:p>
          </table:table-cell>
          <table:table-cell table:style-name="ce12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0" table:formula="of:=CONCATENATE(&quot;DMS&quot;;&quot;/&quot;;[.B10])" office:value-type="string" office:string-value="DMS/REG_DMS_CCP-311">
            <text:p>DMS/REG_DMS_CCP-311</text:p>
          </table:table-cell>
          <table:table-cell table:style-name="ce116" office:value-type="string">
            <text:p>Search by content using simple search in Site Explorer</text:p>
          </table:table-cell>
          <table:table-cell table:style-name="ce116" office:value-type="string">
            <text:p>Step 2: Do searching</text:p>
          </table:table-cell>
          <table:table-cell table:style-name="ce186" office:value-type="string">
            <text:p>- In the Address bar research field, put the text in content of newly added document.</text:p>
            <text:p>- Click Search icon</text:p>
          </table:table-cell>
          <table:table-cell table:style-name="ce116" office:value-type="string">
            <text:p>Return new added document in the search result list</text:p>
          </table:table-cell>
          <table:table-cell table:style-name="ce134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241"/>
          <table:table-cell table:style-name="ce141"/>
          <table:table-cell table:style-name="ce143" table:number-columns-repeated="235"/>
          <table:table-cell table:style-name="ce146" table:number-columns-repeated="9"/>
          <table:table-cell table:number-columns-repeated="768"/>
        </table:table-row>
        <table:table-row table:style-name="ro35">
          <table:table-cell table:style-name="ce115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7" office:value-type="string">
            <text:p>REG_DMS_CCP-331</text:p>
          </table:table-cell>
          <table:table-cell table:style-name="ce126" office:value-type="float" office:value="1">
            <text:p>001</text:p>
          </table:table-cell>
          <table:table-cell table:style-name="ce130" table:formula="of:=CONCATENATE(&quot;DMS&quot;;&quot;/&quot;;[.B11])" office:value-type="string" office:string-value="DMS/REG_DMS_CCP-331">
            <text:p>DMS/REG_DMS_CCP-331</text:p>
          </table:table-cell>
          <table:table-cell table:style-name="ce131" office:value-type="string">
            <text:p>Check deleting taxonomy tree from Site Explorer</text:p>
          </table:table-cell>
          <table:table-cell table:style-name="ce116" office:value-type="string">
            <text:p>Step 1: Create new taxonomy tree</text:p>
          </table:table-cell>
          <table:table-cell table:style-name="ce134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8">- Click on next to add </text:span><text:span text:style-name="T8">permission to this </text:span><text:span text:style-name="T8">taxonomy,select any and add </text:span><text:span text:style-name="T8">all the </text:span><text:span text:style-name="T8">permissions(read,remove...)</text:span></text:p>
            <text:p><text:span text:style-name="T8">- Click on save and then next </text:span><text:span text:style-name="T8">to add an action to a </text:span><text:span text:style-name="T8">taxonomy(type the name and </text:span><text:span text:style-name="T8">select collaboration as Target </text:span><text:span text:style-name="T8">workspace and /sites </text:span><text:span text:style-name="T8">content/live/acme/categories </text:span><text:span text:style-name="T8">as Target path) and then click </text:span><text:span text:style-name="T8">on save.</text:span></text:p>
          </table:table-cell>
          <table:table-cell table:style-name="ce134" office:value-type="string">
            <text:p>Create new taxonomy tree successfully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ECM-5409 </text:p>
          </table:table-cell>
          <table:table-cell table:style-name="ce141" office:value-type="string">
            <text:p>&gt;In Groups menu go to Sites Administration</text:p>
            <text:p>2-&gt;Add new Taxonomy Tree.</text:p>
            <text:p>3-&gt;Type the name and choose the collaboration as workspace and /sites content/live/acme/categories as Home path.</text:p>
            <text:p>4-&gt;Click on next to add permission to this taxonomy,select any and add all the permissions(read,remove...)</text:p>
            <text:p>5-&gt;Click on save and then next to add an action to a taxonomy(type the name and select collaboration as Target workspace and /sites content/live/acme/categories as Target path) and then click on save.</text:p>
            <text:p>6-&gt; a message Box appears and we got an AccessDeniedException .</text:p>
          </table:table-cell>
          <table:table-cell table:style-name="ce141"/>
          <table:table-cell table:style-name="ce244" table:number-columns-repeated="235"/>
          <table:table-cell table:style-name="ce146" table:number-columns-repeated="9"/>
          <table:table-cell table:number-columns-repeated="768"/>
        </table:table-row>
        <table:table-row table:style-name="ro36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CCP-331</text:p>
          </table:table-cell>
          <table:table-cell table:style-name="ce12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0" table:formula="of:=CONCATENATE(&quot;DMS&quot;;&quot;/&quot;;[.B12])" office:value-type="string" office:string-value="DMS/REG_DMS_CCP-331">
            <text:p>DMS/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116" office:value-type="string">
            <text:p>Step 2: Delete category</text:p>
          </table:table-cell>
          <table:table-cell table:style-name="ce187" office:value-type="string">
            <text:p>Go to site explorer and select sites management, under /acme/categories you will find the created category, try to delete this category</text:p>
          </table:table-cell>
          <table:table-cell table:style-name="ce134" office:value-type="string">
            <text:p>The category is deleted</text:p>
          </table:table-cell>
          <table:table-cell table:style-name="ce134" office:value-type="string">
            <text:p>High</text:p>
          </table:table-cell>
          <table:table-cell table:style-name="ce134" office:value-type="string">
            <text:p>ECM-5409 </text:p>
          </table:table-cell>
          <table:table-cell table:style-name="ce141" table:number-columns-repeated="2"/>
          <table:table-cell table:style-name="ce244" table:number-columns-repeated="235"/>
          <table:table-cell table:style-name="ce146" table:number-columns-repeated="9"/>
          <table:table-cell table:number-columns-repeated="768"/>
        </table:table-row>
        <table:table-row table:style-name="ro26">
          <table:table-cell table:style-name="ce11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7" office:value-type="string">
            <text:p>REG_DMS_CCP-393</text:p>
          </table:table-cell>
          <table:table-cell table:style-name="ce126" office:value-type="float" office:value="1">
            <text:p>001</text:p>
          </table:table-cell>
          <table:table-cell table:style-name="ce130" table:formula="of:=CONCATENATE(&quot;DMS&quot;;&quot;/&quot;;[.B13])" office:value-type="string" office:string-value="DMS/REG_DMS_CCP-393">
            <text:p>DMS/REG_DMS_CCP-393</text:p>
          </table:table-cell>
          <table:table-cell table:style-name="ce131" office:value-type="string">
            <text:p>Check if The day of the month in the calendar pop-up is translated to French</text:p>
          </table:table-cell>
          <table:table-cell table:style-name="ce179" office:value-type="string">
            <text:p>Step 1: Change language</text:p>
          </table:table-cell>
          <table:table-cell table:style-name="ce179" office:value-type="string">
            <text:p>Go to Language Setting &amp; select French to display</text:p>
          </table:table-cell>
          <table:table-cell table:style-name="ce195" office:value-type="string">
            <text:p>The site is displayed in French</text:p>
          </table:table-cell>
          <table:table-cell table:style-name="ce134" office:value-type="string">
            <text:p>High</text:p>
          </table:table-cell>
          <table:table-cell table:style-name="ce60" office:value-type="string">
            <text:p>ECM-5382</text:p>
            <text:p>Portal-3767</text:p>
          </table:table-cell>
          <table:table-cell table:style-name="ce242"/>
          <table:table-cell table:style-name="ce141"/>
          <table:table-cell table:style-name="ce60" table:number-columns-repeated="235"/>
          <table:table-cell table:style-name="ce147" table:number-columns-repeated="9"/>
          <table:table-cell table:style-name="ce246" table:number-columns-repeated="768"/>
        </table:table-row>
        <table:table-row table:style-name="ro26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DMS_CCP-393</text:p>
          </table:table-cell>
          <table:table-cell table:style-name="ce12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0" table:formula="of:=CONCATENATE(&quot;DMS&quot;;&quot;/&quot;;[.B14])" office:value-type="string" office:string-value="DMS/REG_DMS_CCP-393">
            <text:p>DMS/REG_DMS_CCP-393</text:p>
          </table:table-cell>
          <table:table-cell table:style-name="ce116" office:value-type="string">
            <text:p>Check if The day of the month in the calendar pop-up is translated to French</text:p>
          </table:table-cell>
          <table:table-cell table:style-name="ce179" office:value-type="string">
            <text:p>Step 2: Check showing calendar popup in Site Explorer</text:p>
          </table:table-cell>
          <table:table-cell table:style-name="ce179" office:value-type="string">
            <text:p>- Go to Site Explorer --&gt; Add document</text:p>
            <text:p>- Choose template that contains calendar popup (Sample node, Podcast)</text:p>
          </table:table-cell>
          <table:table-cell table:style-name="ce179" office:value-type="string">
            <text:p>- The day of the month in the calendar pop-up is well translated to French</text:p>
            <text:p>- The week is start by Sunday</text:p>
          </table:table-cell>
          <table:table-cell table:style-name="ce134" office:value-type="string">
            <text:p>High</text:p>
          </table:table-cell>
          <table:table-cell table:style-name="ce60" office:value-type="string">
            <text:p>ECM-5382</text:p>
            <text:p>Portal-3767</text:p>
          </table:table-cell>
          <table:table-cell table:style-name="ce242"/>
          <table:table-cell table:style-name="ce141"/>
          <table:table-cell table:style-name="ce60" table:number-columns-repeated="235"/>
          <table:table-cell table:style-name="ce147" table:number-columns-repeated="9"/>
          <table:table-cell table:style-name="ce246" table:number-columns-repeated="768"/>
        </table:table-row>
        <table:table-row table:style-name="ro26">
          <table:table-cell table:style-name="ce115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DMS_CCP-393</text:p>
          </table:table-cell>
          <table:table-cell table:style-name="ce126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0" table:formula="of:=CONCATENATE(&quot;DMS&quot;;&quot;/&quot;;[.B15])" office:value-type="string" office:string-value="DMS/REG_DMS_CCP-393">
            <text:p>DMS/REG_DMS_CCP-393</text:p>
          </table:table-cell>
          <table:table-cell table:style-name="ce131" office:value-type="string">
            <text:p>Check the label of content-publishing validation form in French</text:p>
          </table:table-cell>
          <table:table-cell table:style-name="ce179" office:value-type="string">
            <text:p>Step 1: Create document</text:p>
          </table:table-cell>
          <table:table-cell table:style-name="ce179" office:value-type="string">
            <text:p>- Go to Site Explorer → Site Management</text:p>
            <text:p>- Select 1 folder &amp; add document</text:p>
          </table:table-cell>
          <table:table-cell table:style-name="ce195" office:value-type="string">
            <text:p>Create new document successfully</text:p>
          </table:table-cell>
          <table:table-cell table:style-name="ce134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242" office:value-type="string">
            <text:p>There're some errors in label in form in French</text:p>
          </table:table-cell>
          <table:table-cell table:style-name="ce141"/>
          <table:table-cell table:style-name="ce60" table:number-columns-repeated="235"/>
          <table:table-cell table:style-name="ce147" table:number-columns-repeated="9"/>
          <table:table-cell table:style-name="ce246" table:number-columns-repeated="768"/>
        </table:table-row>
        <table:table-row table:style-name="ro37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CCP-393</text:p>
          </table:table-cell>
          <table:table-cell table:style-name="ce126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30" table:formula="of:=CONCATENATE(&quot;DMS&quot;;&quot;/&quot;;[.B16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79" office:value-type="string">
            <text:p>Step 2: Add action on document</text:p>
          </table:table-cell>
          <table:table-cell table:style-name="ce179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79" office:value-type="string">
            <text:p>Create new action successfully</text:p>
          </table:table-cell>
          <table:table-cell table:style-name="ce134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242"/>
          <table:table-cell table:style-name="ce141"/>
          <table:table-cell table:style-name="ce60" table:number-columns-repeated="235"/>
          <table:table-cell table:style-name="ce147" table:number-columns-repeated="9"/>
          <table:table-cell table:style-name="ce246" table:number-columns-repeated="768"/>
        </table:table-row>
        <table:table-row table:style-name="ro29">
          <table:table-cell table:style-name="ce11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DMS_CCP-393</text:p>
          </table:table-cell>
          <table:table-cell table:style-name="ce126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0" table:formula="of:=CONCATENATE(&quot;DMS&quot;;&quot;/&quot;;[.B17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79" office:value-type="string">
            <text:p>Step 3: Execute action</text:p>
          </table:table-cell>
          <table:table-cell table:style-name="ce179" office:value-type="string">
            <text:p>Right click on above document &amp; select the name of has just been added action</text:p>
          </table:table-cell>
          <table:table-cell table:style-name="ce195" office:value-type="string">
            <text:p>The action on document is done</text:p>
          </table:table-cell>
          <table:table-cell table:style-name="ce134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242"/>
          <table:table-cell table:style-name="ce141"/>
          <table:table-cell table:style-name="ce60" table:number-columns-repeated="235"/>
          <table:table-cell table:style-name="ce147" table:number-columns-repeated="9"/>
          <table:table-cell table:style-name="ce246" table:number-columns-repeated="768"/>
        </table:table-row>
        <table:table-row table:style-name="ro37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DMS_CCP-393</text:p>
          </table:table-cell>
          <table:table-cell table:style-name="ce126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0" table:formula="of:=CONCATENATE(&quot;DMS&quot;;&quot;/&quot;;[.B18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79" office:value-type="string">
            <text:p>Step 4: Manage action</text:p>
          </table:table-cell>
          <table:table-cell table:style-name="ce179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79" office:value-type="string">
            <text:p>The Task Manager form is shown, all labels are well translated in French</text:p>
          </table:table-cell>
          <table:table-cell table:style-name="ce134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242"/>
          <table:table-cell table:style-name="ce141"/>
          <table:table-cell table:style-name="ce60" table:number-columns-repeated="235"/>
          <table:table-cell table:style-name="ce147" table:number-columns-repeated="9"/>
          <table:table-cell table:style-name="ce246" table:number-columns-repeated="768"/>
        </table:table-row>
        <table:table-row table:style-name="ro1">
          <table:table-cell table:style-name="ce147" table:number-columns-repeated="2"/>
          <table:table-cell table:style-name="ce126"/>
          <table:table-cell table:style-name="ce147" table:number-columns-repeated="5"/>
          <table:table-cell table:style-name="ce134"/>
          <table:table-cell table:style-name="ce147" table:number-columns-repeated="247"/>
          <table:table-cell table:style-name="ce246" table:number-columns-repeated="768"/>
        </table:table-row>
        <table:table-row table:style-name="ro1" table:number-rows-repeated="36">
          <table:table-cell table:style-name="ce147" table:number-columns-repeated="8"/>
          <table:table-cell table:style-name="ce134"/>
          <table:table-cell table:style-name="ce147" table:number-columns-repeated="247"/>
          <table:table-cell table:style-name="ce246" table:number-columns-repeated="768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57"/>
          <table:table-cell table:style-name="ce180"/>
          <table:table-cell table:style-name="ce181"/>
          <table:table-cell table:style-name="ce196"/>
          <table:table-cell table:style-name="ce134"/>
          <table:table-cell table:style-name="ce226" table:number-columns-repeated="222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49"/>
          <table:table-cell table:style-name="ce153"/>
          <table:table-cell table:style-name="ce154"/>
          <table:table-cell table:style-name="ce158"/>
          <table:table-cell table:style-name="ce180"/>
          <table:table-cell table:style-name="ce188"/>
          <table:table-cell table:style-name="ce196"/>
          <table:table-cell table:style-name="ce134"/>
          <table:table-cell table:style-name="ce226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57"/>
          <table:table-cell table:style-name="ce180"/>
          <table:table-cell table:style-name="ce181"/>
          <table:table-cell table:style-name="ce196"/>
          <table:table-cell table:style-name="ce134"/>
          <table:table-cell table:style-name="ce226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58"/>
          <table:table-cell table:style-name="ce180"/>
          <table:table-cell table:style-name="ce176"/>
          <table:table-cell table:style-name="ce196"/>
          <table:table-cell table:style-name="ce134"/>
          <table:table-cell table:style-name="ce226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58"/>
          <table:table-cell table:style-name="ce180"/>
          <table:table-cell table:style-name="ce188"/>
          <table:table-cell table:style-name="ce184"/>
          <table:table-cell table:style-name="ce134"/>
          <table:table-cell table:style-name="ce226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59"/>
          <table:table-cell table:style-name="ce181" table:number-columns-repeated="2"/>
          <table:table-cell table:style-name="ce184"/>
          <table:table-cell table:style-name="ce134"/>
          <table:table-cell table:style-name="ce227" table:number-columns-repeated="4"/>
          <table:table-cell table:style-name="ce229" table:number-columns-repeated="218"/>
          <table:table-cell table:style-name="ce23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49"/>
          <table:table-cell table:style-name="ce153"/>
          <table:table-cell table:style-name="ce154"/>
          <table:table-cell table:style-name="ce160"/>
          <table:table-cell table:style-name="ce181"/>
          <table:table-cell table:style-name="ce176"/>
          <table:table-cell table:style-name="ce184"/>
          <table:table-cell table:style-name="ce134"/>
          <table:table-cell table:style-name="ce227" table:number-columns-repeated="4"/>
          <table:table-cell table:style-name="ce229" table:number-columns-repeated="218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61"/>
          <table:table-cell table:style-name="ce181"/>
          <table:table-cell table:style-name="ce176"/>
          <table:table-cell table:style-name="ce184"/>
          <table:table-cell table:style-name="ce134"/>
          <table:table-cell table:style-name="ce227" table:number-columns-repeated="4"/>
          <table:table-cell table:style-name="ce229" table:number-columns-repeated="218"/>
          <table:table-cell table:style-name="ce23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49"/>
          <table:table-cell table:style-name="ce153"/>
          <table:table-cell table:style-name="ce154"/>
          <table:table-cell table:style-name="ce162"/>
          <table:table-cell table:style-name="ce181"/>
          <table:table-cell table:style-name="ce176"/>
          <table:table-cell table:style-name="ce184"/>
          <table:table-cell table:style-name="ce224"/>
          <table:table-cell table:style-name="ce227" table:number-columns-repeated="4"/>
          <table:table-cell table:style-name="ce229" table:number-columns-repeated="218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61"/>
          <table:table-cell table:style-name="ce181"/>
          <table:table-cell table:style-name="ce176"/>
          <table:table-cell table:style-name="ce184"/>
          <table:table-cell table:style-name="ce224"/>
          <table:table-cell table:style-name="ce227" table:number-columns-repeated="4"/>
          <table:table-cell table:style-name="ce229" table:number-columns-repeated="218"/>
          <table:table-cell table:style-name="ce23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49"/>
          <table:table-cell table:style-name="ce153"/>
          <table:table-cell table:style-name="ce154"/>
          <table:table-cell table:style-name="ce162"/>
          <table:table-cell table:style-name="ce181"/>
          <table:table-cell table:style-name="ce176"/>
          <table:table-cell table:style-name="ce184"/>
          <table:table-cell table:style-name="ce224"/>
          <table:table-cell table:style-name="ce227" table:number-columns-repeated="4"/>
          <table:table-cell table:style-name="ce229" table:number-columns-repeated="218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3"/>
          <table:table-cell table:style-name="ce181"/>
          <table:table-cell table:style-name="ce176"/>
          <table:table-cell table:style-name="ce184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 table:number-rows-repeated="3">
          <table:table-cell table:style-name="ce148"/>
          <table:table-cell table:style-name="ce150"/>
          <table:table-cell table:style-name="ce153"/>
          <table:table-cell table:style-name="ce154"/>
          <table:table-cell table:style-name="ce164"/>
          <table:table-cell table:style-name="ce181"/>
          <table:table-cell table:style-name="ce164"/>
          <table:table-cell table:style-name="ce184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5"/>
          <table:table-cell table:style-name="ce182"/>
          <table:table-cell table:style-name="ce189"/>
          <table:table-cell table:style-name="ce171"/>
          <table:table-cell table:style-name="ce224"/>
          <table:table-cell table:style-name="ce226" table:number-columns-repeated="224"/>
          <table:table-cell table:style-name="ce125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66"/>
          <table:table-cell table:style-name="ce182"/>
          <table:table-cell table:style-name="ce190"/>
          <table:table-cell table:style-name="ce171"/>
          <table:table-cell table:style-name="ce224"/>
          <table:table-cell table:style-name="ce226" table:number-columns-repeated="224"/>
          <table:table-cell table:style-name="ce1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6"/>
          <table:table-cell table:style-name="ce182"/>
          <table:table-cell table:style-name="ce191"/>
          <table:table-cell table:style-name="ce171"/>
          <table:table-cell table:style-name="ce224"/>
          <table:table-cell table:style-name="ce226" table:number-columns-repeated="224"/>
          <table:table-cell table:style-name="ce1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48"/>
          <table:table-cell table:style-name="ce154"/>
          <table:table-cell table:style-name="ce163"/>
          <table:table-cell table:style-name="ce181"/>
          <table:table-cell table:style-name="ce176"/>
          <table:table-cell table:style-name="ce184"/>
          <table:table-cell table:style-name="ce224"/>
          <table:table-cell table:style-name="ce226" table:number-columns-repeated="224"/>
          <table:table-cell table:style-name="ce125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67"/>
          <table:table-cell table:style-name="ce181"/>
          <table:table-cell table:style-name="ce164"/>
          <table:table-cell table:style-name="ce184"/>
          <table:table-cell table:style-name="ce224"/>
          <table:table-cell table:style-name="ce226" table:number-columns-repeated="224"/>
          <table:table-cell table:style-name="ce1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7"/>
          <table:table-cell table:style-name="ce181"/>
          <table:table-cell table:style-name="ce164"/>
          <table:table-cell table:style-name="ce184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3"/>
          <table:table-cell table:style-name="ce181"/>
          <table:table-cell table:style-name="ce176"/>
          <table:table-cell table:style-name="ce184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67"/>
          <table:table-cell table:style-name="ce181"/>
          <table:table-cell table:style-name="ce164"/>
          <table:table-cell table:style-name="ce184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3"/>
          <table:table-cell table:style-name="ce181"/>
          <table:table-cell table:style-name="ce176"/>
          <table:table-cell table:style-name="ce184"/>
          <table:table-cell table:style-name="ce224"/>
          <table:table-cell table:style-name="ce226" table:number-columns-repeated="224"/>
          <table:table-cell table:style-name="ce125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67"/>
          <table:table-cell table:style-name="ce181"/>
          <table:table-cell table:style-name="ce164"/>
          <table:table-cell table:style-name="ce184"/>
          <table:table-cell table:style-name="ce224"/>
          <table:table-cell table:style-name="ce226" table:number-columns-repeated="224"/>
          <table:table-cell table:style-name="ce1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7"/>
          <table:table-cell table:style-name="ce181"/>
          <table:table-cell table:style-name="ce164"/>
          <table:table-cell table:style-name="ce184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61"/>
          <table:table-cell table:style-name="ce181"/>
          <table:table-cell table:style-name="ce176"/>
          <table:table-cell table:style-name="ce184"/>
          <table:table-cell table:style-name="ce224"/>
          <table:table-cell table:style-name="ce227" table:number-columns-repeated="2"/>
          <table:table-cell table:style-name="ce228" table:number-columns-repeated="220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49"/>
          <table:table-cell table:style-name="ce153"/>
          <table:table-cell table:style-name="ce154"/>
          <table:table-cell table:style-name="ce162"/>
          <table:table-cell table:style-name="ce181"/>
          <table:table-cell table:style-name="ce176"/>
          <table:table-cell table:style-name="ce184"/>
          <table:table-cell table:style-name="ce224"/>
          <table:table-cell table:style-name="ce227" table:number-columns-repeated="2"/>
          <table:table-cell table:style-name="ce228" table:number-columns-repeated="220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3"/>
          <table:table-cell table:style-name="ce181"/>
          <table:table-cell table:style-name="ce176"/>
          <table:table-cell table:style-name="ce184"/>
          <table:table-cell table:style-name="ce224"/>
          <table:table-cell table:style-name="ce229" table:number-columns-repeated="222"/>
          <table:table-cell table:style-name="ce23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67"/>
          <table:table-cell table:style-name="ce181"/>
          <table:table-cell table:style-name="ce164"/>
          <table:table-cell table:style-name="ce184"/>
          <table:table-cell table:style-name="ce224"/>
          <table:table-cell table:style-name="ce229" table:number-columns-repeated="222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7"/>
          <table:table-cell table:style-name="ce181"/>
          <table:table-cell table:style-name="ce164"/>
          <table:table-cell table:style-name="ce184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5"/>
          <table:table-cell table:style-name="ce166"/>
          <table:table-cell table:style-name="ce192"/>
          <table:table-cell table:style-name="ce171"/>
          <table:table-cell table:style-name="ce224"/>
          <table:table-cell table:style-name="ce230" table:number-columns-repeated="222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6" table:number-columns-repeated="2"/>
          <table:table-cell table:style-name="ce192"/>
          <table:table-cell table:style-name="ce171"/>
          <table:table-cell table:style-name="ce224"/>
          <table:table-cell table:style-name="ce230" table:number-columns-repeated="222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5"/>
          <table:table-cell table:style-name="ce166"/>
          <table:table-cell table:style-name="ce193"/>
          <table:table-cell table:style-name="ce171"/>
          <table:table-cell table:style-name="ce224"/>
          <table:table-cell table:style-name="ce231" table:number-columns-repeated="222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66" table:number-columns-repeated="2"/>
          <table:table-cell table:style-name="ce192"/>
          <table:table-cell table:style-name="ce171"/>
          <table:table-cell table:style-name="ce224"/>
          <table:table-cell table:style-name="ce231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6" table:number-columns-repeated="3"/>
          <table:table-cell table:style-name="ce171"/>
          <table:table-cell table:style-name="ce224"/>
          <table:table-cell table:style-name="ce231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68"/>
          <table:table-cell table:style-name="ce169"/>
          <table:table-cell table:style-name="ce193"/>
          <table:table-cell table:style-name="ce171"/>
          <table:table-cell table:style-name="ce224"/>
          <table:table-cell table:style-name="ce231" table:number-columns-repeated="222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49"/>
          <table:table-cell table:style-name="ce153"/>
          <table:table-cell table:style-name="ce154"/>
          <table:table-cell table:style-name="ce169" table:number-columns-repeated="2"/>
          <table:table-cell table:style-name="ce194"/>
          <table:table-cell table:style-name="ce171"/>
          <table:table-cell table:style-name="ce224"/>
          <table:table-cell table:style-name="ce231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48"/>
          <table:table-cell table:style-name="ce154"/>
          <table:table-cell table:style-name="ce163"/>
          <table:table-cell table:style-name="ce181"/>
          <table:table-cell table:style-name="ce176"/>
          <table:table-cell table:style-name="ce184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64"/>
          <table:table-cell table:style-name="ce181"/>
          <table:table-cell table:style-name="ce164"/>
          <table:table-cell table:style-name="ce184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5"/>
          <table:table-cell table:style-name="ce170"/>
          <table:table-cell table:style-name="ce181"/>
          <table:table-cell table:style-name="ce176"/>
          <table:table-cell table:style-name="ce184"/>
          <table:table-cell table:style-name="ce224"/>
          <table:table-cell table:style-name="ce232" table:number-columns-repeated="3"/>
          <table:table-cell table:style-name="ce233" table:number-columns-repeated="219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49"/>
          <table:table-cell table:style-name="ce153"/>
          <table:table-cell table:style-name="ce155"/>
          <table:table-cell table:style-name="ce171" table:number-columns-repeated="3"/>
          <table:table-cell table:style-name="ce173"/>
          <table:table-cell table:style-name="ce224"/>
          <table:table-cell table:style-name="ce232" table:number-columns-repeated="3"/>
          <table:table-cell table:style-name="ce233" table:number-columns-repeated="219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2"/>
          <table:table-cell table:style-name="ce183"/>
          <table:table-cell table:style-name="ce164"/>
          <table:table-cell table:style-name="ce223"/>
          <table:table-cell table:style-name="ce224"/>
          <table:table-cell table:style-name="ce233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3" table:number-columns-repeated="3"/>
          <table:table-cell table:style-name="ce171"/>
          <table:table-cell table:style-name="ce224"/>
          <table:table-cell table:style-name="ce234" table:number-columns-repeated="222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0"/>
          <table:table-cell table:style-name="ce171"/>
          <table:table-cell table:style-name="ce164"/>
          <table:table-cell table:style-name="ce184"/>
          <table:table-cell table:style-name="ce224"/>
          <table:table-cell table:style-name="ce234" table:number-columns-repeated="222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1" table:number-columns-repeated="4"/>
          <table:table-cell table:style-name="ce224"/>
          <table:table-cell table:style-name="ce234" table:number-columns-repeated="222"/>
          <table:table-cell table:style-name="ce23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0"/>
          <table:table-cell table:style-name="ce171"/>
          <table:table-cell table:style-name="ce164"/>
          <table:table-cell table:style-name="ce184"/>
          <table:table-cell table:style-name="ce224"/>
          <table:table-cell table:style-name="ce235" table:number-columns-repeated="2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1" table:number-columns-repeated="4"/>
          <table:table-cell table:style-name="ce224"/>
          <table:table-cell table:style-name="ce235" table:number-columns-repeated="2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1" table:number-columns-repeated="4"/>
          <table:table-cell table:style-name="ce224"/>
          <table:table-cell table:style-name="ce236" table:number-columns-repeated="2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0"/>
          <table:table-cell table:style-name="ce171"/>
          <table:table-cell table:style-name="ce164"/>
          <table:table-cell table:style-name="ce184"/>
          <table:table-cell table:style-name="ce224"/>
          <table:table-cell table:style-name="ce235" table:number-columns-repeated="2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1" table:number-columns-repeated="4"/>
          <table:table-cell table:style-name="ce224"/>
          <table:table-cell table:style-name="ce235" table:number-columns-repeated="2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5"/>
          <table:table-cell table:style-name="ce171" table:number-columns-repeated="4"/>
          <table:table-cell table:style-name="ce224"/>
          <table:table-cell table:style-name="ce236" table:number-columns-repeated="225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48"/>
          <table:table-cell table:style-name="ce154"/>
          <table:table-cell table:style-name="ce174"/>
          <table:table-cell table:style-name="ce181"/>
          <table:table-cell table:style-name="ce164"/>
          <table:table-cell table:style-name="ce184"/>
          <table:table-cell table:style-name="ce224"/>
          <table:table-cell table:style-name="ce237"/>
          <table:table-cell table:style-name="ce236" table:number-columns-repeated="224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64"/>
          <table:table-cell table:style-name="ce181"/>
          <table:table-cell table:style-name="ce164"/>
          <table:table-cell table:style-name="ce184"/>
          <table:table-cell table:style-name="ce224"/>
          <table:table-cell table:style-name="ce238"/>
          <table:table-cell table:style-name="ce125" table:number-columns-repeated="224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75"/>
          <table:table-cell table:style-name="ce181"/>
          <table:table-cell table:style-name="ce176"/>
          <table:table-cell table:style-name="ce184"/>
          <table:table-cell table:style-name="ce224"/>
          <table:table-cell table:style-name="ce238"/>
          <table:table-cell table:style-name="ce125" table:number-columns-repeated="224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76"/>
          <table:table-cell table:style-name="ce181"/>
          <table:table-cell table:style-name="ce176"/>
          <table:table-cell table:style-name="ce184"/>
          <table:table-cell table:style-name="ce224"/>
          <table:table-cell table:style-name="ce238"/>
          <table:table-cell table:style-name="ce125" table:number-columns-repeated="224"/>
          <table:table-cell table:number-columns-repeated="790"/>
        </table:table-row>
        <table:table-row table:style-name="ro1">
          <table:table-cell table:style-name="ce148"/>
          <table:table-cell table:style-name="ce151"/>
          <table:table-cell table:style-name="ce153"/>
          <table:table-cell table:style-name="ce154"/>
          <table:table-cell table:style-name="ce177"/>
          <table:table-cell table:style-name="ce184"/>
          <table:table-cell table:style-name="ce178"/>
          <table:table-cell table:style-name="ce184"/>
          <table:table-cell table:style-name="ce224"/>
          <table:table-cell table:style-name="ce238"/>
          <table:table-cell table:style-name="ce125" table:number-columns-repeated="224"/>
          <table:table-cell table:number-columns-repeated="790"/>
        </table:table-row>
        <table:table-row table:style-name="ro1">
          <table:table-cell table:style-name="ce148"/>
          <table:table-cell table:style-name="ce151"/>
          <table:table-cell table:style-name="ce153"/>
          <table:table-cell table:style-name="ce154"/>
          <table:table-cell table:style-name="ce178"/>
          <table:table-cell table:style-name="ce184"/>
          <table:table-cell table:style-name="ce178"/>
          <table:table-cell table:style-name="ce184"/>
          <table:table-cell table:style-name="ce224"/>
          <table:table-cell table:style-name="ce185"/>
          <table:table-cell table:style-name="ce228" table:number-columns-repeated="221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1"/>
          <table:table-cell table:style-name="ce153"/>
          <table:table-cell table:style-name="ce154"/>
          <table:table-cell table:style-name="ce178"/>
          <table:table-cell table:style-name="ce184"/>
          <table:table-cell table:style-name="ce176"/>
          <table:table-cell table:style-name="ce178"/>
          <table:table-cell table:style-name="ce224"/>
          <table:table-cell table:style-name="ce185"/>
          <table:table-cell table:style-name="ce228" table:number-columns-repeated="221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75"/>
          <table:table-cell table:style-name="ce181"/>
          <table:table-cell table:style-name="ce176"/>
          <table:table-cell table:style-name="ce184"/>
          <table:table-cell table:style-name="ce224"/>
          <table:table-cell table:style-name="ce185"/>
          <table:table-cell table:style-name="ce228" table:number-columns-repeated="221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76"/>
          <table:table-cell table:style-name="ce181"/>
          <table:table-cell table:style-name="ce164"/>
          <table:table-cell table:style-name="ce184"/>
          <table:table-cell table:style-name="ce224"/>
          <table:table-cell table:style-name="ce185"/>
          <table:table-cell table:style-name="ce228" table:number-columns-repeated="221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50"/>
          <table:table-cell table:style-name="ce153"/>
          <table:table-cell table:style-name="ce154"/>
          <table:table-cell table:style-name="ce175"/>
          <table:table-cell table:style-name="ce181"/>
          <table:table-cell table:style-name="ce164"/>
          <table:table-cell table:style-name="ce184"/>
          <table:table-cell table:style-name="ce224"/>
          <table:table-cell table:style-name="ce239"/>
          <table:table-cell table:style-name="ce243" table:number-columns-repeated="221"/>
          <table:table-cell table:style-name="ce24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50"/>
          <table:table-cell table:style-name="ce153"/>
          <table:table-cell table:style-name="ce154"/>
          <table:table-cell table:style-name="ce176"/>
          <table:table-cell table:style-name="ce181"/>
          <table:table-cell table:style-name="ce176"/>
          <table:table-cell table:style-name="ce184"/>
          <table:table-cell table:style-name="ce224"/>
          <table:table-cell table:style-name="ce239"/>
          <table:table-cell table:style-name="ce243" table:number-columns-repeated="221"/>
          <table:table-cell table:style-name="ce24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75"/>
          <table:table-cell table:style-name="ce181"/>
          <table:table-cell table:style-name="ce176"/>
          <table:table-cell table:style-name="ce184"/>
          <table:table-cell table:style-name="ce224"/>
          <table:table-cell table:style-name="ce240"/>
          <table:table-cell table:style-name="ce227" table:number-columns-repeated="2"/>
          <table:table-cell table:style-name="ce228" table:number-columns-repeated="219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76" table:number-columns-repeated="3"/>
          <table:table-cell table:style-name="ce184"/>
          <table:table-cell table:style-name="ce224"/>
          <table:table-cell table:style-name="ce240"/>
          <table:table-cell table:style-name="ce227" table:number-columns-repeated="2"/>
          <table:table-cell table:style-name="ce228" table:number-columns-repeated="219"/>
          <table:table-cell table:style-name="ce125" table:number-columns-repeated="3"/>
          <table:table-cell table:number-columns-repeated="790"/>
        </table:table-row>
        <table:table-row table:style-name="ro1">
          <table:table-cell table:style-name="ce148"/>
          <table:table-cell table:style-name="ce149"/>
          <table:table-cell table:style-name="ce153"/>
          <table:table-cell table:style-name="ce154"/>
          <table:table-cell table:style-name="ce175"/>
          <table:table-cell table:style-name="ce181"/>
          <table:table-cell table:style-name="ce164"/>
          <table:table-cell table:style-name="ce184"/>
          <table:table-cell table:style-name="ce224"/>
          <table:table-cell table:style-name="ce240"/>
          <table:table-cell table:style-name="ce227" table:number-columns-repeated="2"/>
          <table:table-cell table:style-name="ce228" table:number-columns-repeated="219"/>
          <table:table-cell table:style-name="ce125" table:number-columns-repeated="3"/>
          <table:table-cell table:number-columns-repeated="790"/>
        </table:table-row>
        <table:table-row table:style-name="ro1" table:number-rows-repeated="2">
          <table:table-cell table:style-name="ce148"/>
          <table:table-cell table:style-name="ce149"/>
          <table:table-cell table:style-name="ce153"/>
          <table:table-cell table:style-name="ce154"/>
          <table:table-cell table:style-name="ce176"/>
          <table:table-cell table:style-name="ce181" table:number-columns-repeated="3"/>
          <table:table-cell table:style-name="ce224"/>
          <table:table-cell table:style-name="ce228" table:number-columns-repeated="222"/>
          <table:table-cell table:style-name="ce125" table:number-columns-repeated="3"/>
          <table:table-cell table:number-columns-repeated="790"/>
        </table:table-row>
        <table:table-row table:style-name="ro1">
          <table:table-cell/>
          <table:table-cell table:style-name="ce152" table:number-columns-repeated="2"/>
          <table:table-cell table:style-name="ce156" table:number-columns-repeated="5"/>
          <table:table-cell table:style-name="ce225"/>
          <table:table-cell table:style-name="ce235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52" table:number-columns-repeated="2"/>
          <table:table-cell table:style-name="ce156" table:number-columns-repeated="5"/>
          <table:table-cell table:style-name="ce225"/>
          <table:table-cell table:style-name="ce125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125" table:number-columns-repeated="2"/>
          <table:table-cell table:style-name="ce129" table:number-columns-repeated="5"/>
          <table:table-cell table:style-name="ce137"/>
          <table:table-cell table:style-name="ce125" table:number-columns-repeated="225"/>
          <table:table-cell table:number-columns-repeated="790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4" table:default-cell-style-name="Default"/>
        <table:table-row table:style-name="ro22">
          <table:table-cell/>
          <table:table-cell table:style-name="ce117" office:value-type="string">
            <text:p>TEST CASES</text:p>
          </table:table-cell>
          <table:table-cell table:style-name="ce121"/>
          <table:table-cell table:style-name="ce127" table:number-columns-repeated="2"/>
          <table:table-cell/>
          <table:table-cell table:style-name="ce127" table:number-columns-repeated="2"/>
          <table:table-cell table:style-name="ce135"/>
          <table:table-cell table:style-name="ce138"/>
          <table:table-cell/>
          <table:table-cell table:style-name="ce139" office:value-type="string">
            <text:p>Passed</text:p>
          </table:table-cell>
          <table:table-cell table:style-name="ce139" table:formula="of:=COUNTIF([.L$7:.L$972];[.$L1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1"/>
        </table:table-row>
        <table:table-row table:style-name="ro22">
          <table:table-cell/>
          <table:table-cell table:style-name="ce118"/>
          <table:table-cell table:style-name="ce122"/>
          <table:table-cell table:style-name="ce127" table:number-columns-repeated="2"/>
          <table:table-cell/>
          <table:table-cell table:style-name="ce127" table:number-columns-repeated="2"/>
          <table:table-cell table:style-name="ce135"/>
          <table:table-cell table:number-columns-repeated="2"/>
          <table:table-cell table:style-name="ce139" office:value-type="string">
            <text:p>Failed</text:p>
          </table:table-cell>
          <table:table-cell table:style-name="ce139" table:formula="of:=COUNTIF([.L$7:.L$972];[.$L2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1"/>
        </table:table-row>
        <table:table-row table:style-name="ro23">
          <table:table-cell/>
          <table:table-cell table:style-name="ce119" office:value-type="string">
            <text:p>Function List:</text:p>
          </table:table-cell>
          <table:table-cell table:style-name="ce123" office:value-type="string" table:number-columns-spanned="3" table:number-rows-spanned="1">
            <text:p>Bugs on DMS 2.5.x for regression test</text:p>
          </table:table-cell>
          <table:covered-table-cell table:style-name="ce128"/>
          <table:covered-table-cell table:style-name="ce124"/>
          <table:table-cell/>
          <table:table-cell table:style-name="ce132"/>
          <table:table-cell table:style-name="ce133"/>
          <table:table-cell table:style-name="ce136"/>
          <table:table-cell table:number-columns-repeated="2"/>
          <table:table-cell table:style-name="ce139" office:value-type="string">
            <text:p>Blocked</text:p>
          </table:table-cell>
          <table:table-cell table:style-name="ce139" table:formula="of:=COUNTIF([.L$7:.L$972];[.$L3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1"/>
        </table:table-row>
        <table:table-row table:style-name="ro24">
          <table:table-cell/>
          <table:table-cell table:style-name="ce119" office:value-type="string">
            <text:p>Total Main Cases:</text:p>
          </table:table-cell>
          <table:table-cell table:style-name="ce124" table:formula="of:=MAX([.A7:.A955])" office:value-type="float" office:value="11" table:number-columns-spanned="3" table:number-rows-spanned="1">
            <text:p>11</text:p>
          </table:table-cell>
          <table:covered-table-cell table:style-name="ce128"/>
          <table:covered-table-cell table:style-name="ce124"/>
          <table:table-cell/>
          <table:table-cell table:style-name="ce132"/>
          <table:table-cell table:style-name="ce133"/>
          <table:table-cell table:style-name="ce136"/>
          <table:table-cell table:number-columns-repeated="2"/>
          <table:table-cell table:style-name="ce140" office:value-type="string">
            <text:p>Untested</text:p>
          </table:table-cell>
          <table:table-cell table:style-name="ce139" table:formula="of:=COUNTIF([.L$7:.L$972];[.$L4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1"/>
        </table:table-row>
        <table:table-row table:style-name="ro22">
          <table:table-cell/>
          <table:table-cell table:style-name="ce120"/>
          <table:table-cell table:style-name="ce125"/>
          <table:table-cell table:style-name="ce129" table:number-columns-repeated="2"/>
          <table:table-cell table:style-name="ce129" office:value-type="string">
            <text:p><text:s/></text:p>
          </table:table-cell>
          <table:table-cell table:style-name="ce129" table:number-columns-repeated="2"/>
          <table:table-cell table:style-name="ce137"/>
          <table:table-cell table:number-columns-repeated="2"/>
          <table:table-cell office:value-type="string">
            <text:p>N/A</text:p>
          </table:table-cell>
          <table:table-cell table:style-name="ce139" table:formula="of:=COUNTIF([.L$7:.L$972];[.$L5])" office:value-type="float" office:value="0">
            <text:p>0</text:p>
          </table:table-cell>
          <table:table-cell table:style-name="ce139" table:number-columns-repeated="2"/>
          <table:table-cell table:style-name="ce125" table:number-columns-repeated="219"/>
          <table:table-cell table:number-columns-repeated="21"/>
        </table:table-row>
        <table:table-row table:style-name="ro24">
          <table:table-cell table:style-name="ce113" office:value-type="string">
            <text:p>Case No</text:p>
          </table:table-cell>
          <table:table-cell table:style-name="ce113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13" office:value-type="string">
            <text:p>Path</text:p>
          </table:table-cell>
          <table:table-cell table:style-name="ce113" office:value-type="string">
            <text:p>Case Description</text:p>
          </table:table-cell>
          <table:table-cell table:style-name="ce113" office:value-type="string">
            <text:p>Step Description</text:p>
          </table:table-cell>
          <table:table-cell table:style-name="ce113" office:value-type="string">
            <text:p>Steps to produce</text:p>
          </table:table-cell>
          <table:table-cell table:style-name="ce11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113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113"/>
          <table:table-cell table:style-name="ce142" table:number-columns-repeated="7"/>
          <table:table-cell table:style-name="ce144" table:number-columns-repeated="211"/>
          <table:table-cell table:style-name="ce137" table:number-columns-repeated="4"/>
          <table:table-cell table:style-name="ce145" table:number-columns-repeated="21"/>
        </table:table-row>
        <table:table-row table:style-name="ro13">
          <table:table-cell table:style-name="ce115" office:value-type="float" office:value="1">
            <text:p>001</text:p>
          </table:table-cell>
          <table:table-cell table:style-name="ce27" office:value-type="string">
            <text:p>REG_DMS_CCP-401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7])" office:value-type="string" office:string-value="WCM/REG_DMS_CCP-401">
            <text:p>WCM/REG_DMS_CCP-401</text:p>
          </table:table-cell>
          <table:table-cell table:style-name="ce247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</table:table-cell>
          <table:table-cell table:number-columns-repeated="245"/>
        </table:table-row>
        <table:table-row table:style-name="ro26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401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WCM&quot;;&quot;/&quot;;[.B8])" office:value-type="string" office:string-value="WCM/REG_DMS_CCP-401">
            <text:p>WCM/REG_DMS_CCP-4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26">
          <table:table-cell table:style-name="ce11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DMS_DMS-001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9])" office:value-type="string" office:string-value="WCM/REG_DMS_DMS-001">
            <text:p>WCM/REG_DMS_DMS-001</text:p>
          </table:table-cell>
          <table:table-cell table:style-name="ce247" office:value-type="string">
            <text:p>Check view metadata</text:p>
          </table:table-cell>
          <table:table-cell table:style-name="ce57" office:value-type="string">
            <text:p>Step 1: Add view for drive</text:p>
          </table:table-cell>
          <table:table-cell table:style-name="ce57" office:value-type="string">
            <text:p>- Login by admin</text:p>
            <text:p>- Go to Sites Administration/ Manage Drives</text:p>
            <text:p>- Edit 1 drive (e.g: Manage Sites): add Admin view for this drive</text:p>
          </table:table-cell>
          <table:table-cell table:style-name="ce57" office:value-type="string">
            <text:p>Edit drive successfully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DMS-001</text:p>
          </table:table-cell>
          <table:table-cell table:style-name="ce12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CONCATENATE(&quot;WCM&quot;;&quot;/&quot;;[.B10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2: Go to Sites Explorer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, there're some view include Admin view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DMS-001</text:p>
          </table:table-cell>
          <table:table-cell table:style-name="ce12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CONCATENATE(&quot;WCM&quot;;&quot;/&quot;;[.B11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3: Add action</text:p>
          </table:table-cell>
          <table:table-cell table:style-name="ce57" office:value-type="string">
            <text:p>- Select acme/documents</text:p>
            <text:p>- Choose Admin View</text:p>
            <text:p>- Select Admin tab</text:p>
            <text:p>- Click Manage Action: Add a new Action with a exo:addMetadaAction as action type and dc:elementset as Metadata</text:p>
          </table:table-cell>
          <table:table-cell table:style-name="ce57" office:value-type="string">
            <text:p>Action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DMS-001</text:p>
          </table:table-cell>
          <table:table-cell table:style-name="ce12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CONCATENATE(&quot;WCM&quot;;&quot;/&quot;;[.B12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4: Add document</text:p>
          </table:table-cell>
          <table:table-cell table:style-name="ce57" office:value-type="string">
            <text:p>- Add new nt:file document type or upload file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38">
          <table:table-cell table:style-name="ce1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DMS_DMS-001</text:p>
          </table:table-cell>
          <table:table-cell table:style-name="ce12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CONCATENATE(&quot;WCM&quot;;&quot;/&quot;;[.B13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5: View metadata</text:p>
          </table:table-cell>
          <table:table-cell table:style-name="ce57" office:value-type="string">
            <text:p>- Select added document to view its content</text:p>
            <text:p>- Select Info tab</text:p>
            <text:p>- Click View Metadatas</text:p>
          </table:table-cell>
          <table:table-cell table:style-name="ce57" office:value-type="string">
            <text:p>Metadata infor of selecting document is displayed &amp; no error in console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 office:value-type="string">
            <text:p>At the server console you will have this exception:</text:p>
            <text:p>[ERROR] UIJCRExplorer - The node cannot be seen &lt;javax.jcr.ItemNotFoundException: Primary item not found for /Documents/Live/new article&gt;javax.jcr.ItemNotFoundException: Primary item not found for /Documents/Live/new article</text:p>
          </table:table-cell>
          <table:table-cell table:number-columns-repeated="244"/>
        </table:table-row>
        <table:table-row table:style-name="ro29">
          <table:table-cell table:style-name="ce115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27" office:value-type="string">
            <text:p>REG_DMS_DMS-002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14])" office:value-type="string" office:string-value="WCM/REG_DMS_DMS-002">
            <text:p>WCM/REG_DMS_DMS-002</text:p>
          </table:table-cell>
          <table:table-cell table:style-name="ce247" office:value-type="string">
            <text:p>Check deleting workspace after viewing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 to Sites Administration</text:p>
            <text:p>- Click + icon to show add new repository form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DMS_DMS-002</text:p>
          </table:table-cell>
          <table:table-cell table:style-name="ce12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CONCATENATE(&quot;WCM&quot;;&quot;/&quot;;[.B15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new repository</text:p>
            <text:p>- Click Add workspace button</text:p>
            <text:p>- Input needed values for fields from Step 1 to 3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26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DMS-002</text:p>
          </table:table-cell>
          <table:table-cell table:style-name="ce12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CONCATENATE(&quot;WCM&quot;;&quot;/&quot;;[.B16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3: View workspace</text:p>
          </table:table-cell>
          <table:table-cell table:style-name="ce57" office:value-type="string">
            <text:p>- Keep the Add new repository form open</text:p>
            <text:p>- Click on the link of new added workspace</text:p>
          </table:table-cell>
          <table:table-cell table:style-name="ce57" office:value-type="string">
            <text:p>Information of selected workspace is displayed from step 1 to 3 as when you ad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26">
          <table:table-cell table:style-name="ce11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DMS_DMS-002</text:p>
          </table:table-cell>
          <table:table-cell table:style-name="ce126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CONCATENATE(&quot;WCM&quot;;&quot;/&quot;;[.B17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4: Delete workspace</text:p>
          </table:table-cell>
          <table:table-cell table:style-name="ce57" office:value-type="string">
            <text:p>- At step 3 when view workspace, click Finish to return Add new repository form</text:p>
            <text:p>- Click Delete icon next to the link of workspace you has just viewed</text:p>
          </table:table-cell>
          <table:table-cell table:style-name="ce57" office:value-type="string">
            <text:p>The workspac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 office:value-type="string">
            <text:p>Click icon to delete new workspace -&gt; show message "can not delete..."</text:p>
          </table:table-cell>
          <table:table-cell table:number-columns-repeated="244"/>
        </table:table-row>
        <table:table-row table:style-name="ro29">
          <table:table-cell table:style-name="ce115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27" office:value-type="string">
            <text:p>REG_DMS_DMS-003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18])" office:value-type="string" office:string-value="WCM/REG_DMS_DMS-003">
            <text:p>WCM/REG_DMS_DMS-003</text:p>
          </table:table-cell>
          <table:table-cell table:style-name="ce247" office:value-type="string">
            <text:p>Check change permission on a document</text:p>
          </table:table-cell>
          <table:table-cell table:style-name="ce57" office:value-type="string">
            <text:p>Step 1: Go to DMS Administration drive</text:p>
          </table:table-cell>
          <table:table-cell table:style-name="ce57" office:value-type="string">
            <text:p>- Login by admin</text:p>
            <text:p>- Go to Group/Sites Explorer/DMS Administration</text:p>
          </table:table-cell>
          <table:table-cell table:style-name="ce57" office:value-type="string">
            <text:p>DMS Administration driv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36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DMS_DMS-003</text:p>
          </table:table-cell>
          <table:table-cell table:style-name="ce126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CONCATENATE(&quot;WCM&quot;;&quot;/&quot;;[.B19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2: Create document</text:p>
          </table:table-cell>
          <table:table-cell table:style-name="ce57" office:value-type="string">
            <text:p>- Go to /exo:ecm/exo:taxonomyTrees/storage/System (or any category node inside)</text:p>
            <text:p>- Create a document (exo:article, web content, etc)</text:p>
          </table:table-cell>
          <table:table-cell table:style-name="ce57" office:value-type="string">
            <text:p>Create new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DMS_DMS-003</text:p>
          </table:table-cell>
          <table:table-cell table:style-name="ce126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CONCATENATE(&quot;WCM&quot;;&quot;/&quot;;[.B20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3: View permission of added document</text:p>
          </table:table-cell>
          <table:table-cell table:style-name="ce57" office:value-type="string">
            <text:p>- Select to view added document</text:p>
            <text:p>- Select Info tab</text:p>
            <text:p>- Click View Permissions</text:p>
          </table:table-cell>
          <table:table-cell table:style-name="ce57" office:value-type="string">
            <text:p>Permission form of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11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DMS_DMS-003</text:p>
          </table:table-cell>
          <table:table-cell table:style-name="ce126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CONCATENATE(&quot;WCM&quot;;&quot;/&quot;;[.B21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4: Change permission on document</text:p>
          </table:table-cell>
          <table:table-cell table:style-name="ce57" office:value-type="string">
            <text:p>- Add a new permission, or edit /delete an existing one, and Save</text:p>
          </table:table-cell>
          <table:table-cell table:style-name="ce57" office:value-type="string">
            <text:p>Add/Edit/Delet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 office:value-type="string">
            <text:p>two execptions are thrown and an error message is displayed</text:p>
          </table:table-cell>
          <table:table-cell table:number-columns-repeated="244"/>
        </table:table-row>
        <table:table-row table:style-name="ro29">
          <table:table-cell table:style-name="ce115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27" office:value-type="string">
            <text:p>REG_DMS_CCP-481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22])" office:value-type="string" office:string-value="WCM/REG_DMS_CCP-481">
            <text:p>WCM/REG_DMS_CCP-481</text:p>
          </table:table-cell>
          <table:table-cell table:style-name="ce247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11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DMS_CCP-481</text:p>
          </table:table-cell>
          <table:table-cell table:style-name="ce126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f:=CONCATENATE(&quot;WCM&quot;;&quot;/&quot;;[.B23])" office:value-type="string" office:string-value="WCM/REG_DMS_CCP-481">
            <text:p>WCM/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/>
          <table:table-cell table:number-columns-repeated="244"/>
        </table:table-row>
        <table:table-row table:style-name="ro26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DMS_CCP-481</text:p>
          </table:table-cell>
          <table:table-cell table:style-name="ce126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f:=CONCATENATE(&quot;WCM&quot;;&quot;/&quot;;[.B24])" office:value-type="string" office:string-value="WCM/REG_DMS_CCP-481">
            <text:p>WCM/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29">
          <table:table-cell table:style-name="ce115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27" office:value-type="string">
            <text:p>REG_DMS_CCP-484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25])" office:value-type="string" office:string-value="WCM/REG_DMS_CCP-484">
            <text:p>WCM/REG_DMS_CCP-484</text:p>
          </table:table-cell>
          <table:table-cell table:style-name="ce247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DMS_CCP-484</text:p>
          </table:table-cell>
          <table:table-cell table:style-name="ce126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f:=CONCATENATE(&quot;WCM&quot;;&quot;/&quot;;[.B26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DMS_CCP-484</text:p>
          </table:table-cell>
          <table:table-cell table:style-name="ce126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CONCATENATE(&quot;WCM&quot;;&quot;/&quot;;[.B27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DMS_CCP-484</text:p>
          </table:table-cell>
          <table:table-cell table:style-name="ce126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CONCATENATE(&quot;WCM&quot;;&quot;/&quot;;[.B28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39">
          <table:table-cell table:style-name="ce11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DMS_CCP-484</text:p>
          </table:table-cell>
          <table:table-cell table:style-name="ce126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CONCATENATE(&quot;WCM&quot;;&quot;/&quot;;[.B29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40">
          <table:table-cell table:style-name="ce115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27" office:value-type="string">
            <text:p>REG_DMS_CCP-403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30])" office:value-type="string" office:string-value="WCM/REG_DMS_CCP-403">
            <text:p>WCM/REG_DMS_CCP-403</text:p>
          </table:table-cell>
          <table:table-cell table:style-name="ce24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</table:table-cell>
          <table:table-cell table:style-name="ce57"/>
          <table:table-cell table:number-columns-repeated="244"/>
        </table:table-row>
        <table:table-row table:style-name="ro36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DMS_CCP-403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31])" office:value-type="string" office:string-value="WCM/REG_DMS_CCP-403">
            <text:p>WCM/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9">
          <table:table-cell table:style-name="ce115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table:style-name="ce27" office:value-type="string">
            <text:p>REG_DMS_CCP-449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32])" office:value-type="string" office:string-value="WCM/REG_DMS_CCP-449">
            <text:p>WCM/REG_DMS_CCP-449</text:p>
          </table:table-cell>
          <table:table-cell table:style-name="ce247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DMS_CCP-449</text:p>
          </table:table-cell>
          <table:table-cell table:style-name="ce126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CONCATENATE(&quot;WCM&quot;;&quot;/&quot;;[.B33])" office:value-type="string" office:string-value="WCM/REG_DMS_CCP-449">
            <text:p>WCM/REG_DMS_CCP-449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/>
          <table:table-cell table:number-columns-repeated="244"/>
        </table:table-row>
        <table:table-row table:style-name="ro37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DMS_CCP-449</text:p>
          </table:table-cell>
          <table:table-cell table:style-name="ce126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CONCATENATE(&quot;WCM&quot;;&quot;/&quot;;[.B34])" office:value-type="string" office:string-value="WCM/REG_DMS_CCP-449">
            <text:p>WCM/REG_DMS_CCP-449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28">
          <table:table-cell table:style-name="ce115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27" office:value-type="string">
            <text:p>REG_DMS_DMS-004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35])" office:value-type="string" office:string-value="WCM/REG_DMS_DMS-004">
            <text:p>WCM/REG_DMS_DMS-004</text:p>
          </table:table-cell>
          <table:table-cell table:style-name="ce247" office:value-type="string">
            <text:p>Check showing Vote for Free layout web content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57" office:value-type="string">
            <text:p>New free layout web cont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DMS_DMS-004</text:p>
          </table:table-cell>
          <table:table-cell table:style-name="ce126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CONCATENATE(&quot;WCM&quot;;&quot;/&quot;;[.B36])" office:value-type="string" office:string-value="WCM/REG_DMS_DMS-004">
            <text:p>WCM/REG_DMS_DMS-004</text:p>
          </table:table-cell>
          <table:table-cell table:style-name="ce57" office:value-type="string">
            <text:p>Check showing Vote for Free layout web content</text:p>
          </table:table-cell>
          <table:table-cell table:style-name="ce57" office:value-type="string">
            <text:p>Step 2: Vote</text:p>
          </table:table-cell>
          <table:table-cell table:style-name="ce57" office:value-type="string">
            <text:p>- Select added web content</text:p>
            <text:p>- Choose Collaboration on Action bar &amp; click Vote for document</text:p>
            <text:p>- Select star to vote</text:p>
          </table:table-cell>
          <table:table-cell table:style-name="ce57" office:value-type="string">
            <text:p>Information of this vote is shown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28">
          <table:table-cell table:style-name="ce115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27" office:value-type="string">
            <text:p>REG_DMS_DMS-004</text:p>
          </table:table-cell>
          <table:table-cell table:style-name="ce126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CONCATENATE(&quot;WCM&quot;;&quot;/&quot;;[.B37])" office:value-type="string" office:string-value="WCM/REG_DMS_DMS-004">
            <text:p>WCM/REG_DMS_DMS-004</text:p>
          </table:table-cell>
          <table:table-cell table:style-name="ce247" office:value-type="string">
            <text:p>Check showing Comment for Free layout web content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57" office:value-type="string">
            <text:p>New free layout web cont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26">
          <table:table-cell table:style-name="ce11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DMS_DMS-004</text:p>
          </table:table-cell>
          <table:table-cell table:style-name="ce126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CONCATENATE(&quot;WCM&quot;;&quot;/&quot;;[.B38])" office:value-type="string" office:string-value="WCM/REG_DMS_DMS-004">
            <text:p>WCM/REG_DMS_DMS-004</text:p>
          </table:table-cell>
          <table:table-cell table:style-name="ce57" office:value-type="string">
            <text:p>Check showing Comment for Free layout web content</text:p>
          </table:table-cell>
          <table:table-cell table:style-name="ce57" office:value-type="string">
            <text:p>Step 2: Comment</text:p>
          </table:table-cell>
          <table:table-cell table:style-name="ce57" office:value-type="string">
            <text:p>- Select added web content</text:p>
            <text:p>- Choose Collaboration on Action bar &amp; click Comment for document</text:p>
            <text:p>- Input comment</text:p>
            <text:p>- Click Save</text:p>
          </table:table-cell>
          <table:table-cell table:style-name="ce57" office:value-type="string">
            <text:p>Comment text is shown at the en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27" office:value-type="string">
            <text:p>REG_DMS_DMS-005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39])" office:value-type="string" office:string-value="WCM/REG_DMS_DMS-005">
            <text:p>WCM/REG_DMS_DMS-005</text:p>
          </table:table-cell>
          <table:table-cell table:style-name="ce247" office:value-type="string">
            <text:p>Check displaying title of form in Workflow Controller</text:p>
          </table:table-cell>
          <table:table-cell table:style-name="ce57" office:value-type="string">
            <text:p>Step 1: Show Workflow Controller</text:p>
          </table:table-cell>
          <table:table-cell table:style-name="ce57" office:value-type="string">
            <text:p>- Login</text:p>
            <text:p>- Choose acme site</text:p>
            <text:p>- Go to Workflow Controller page</text:p>
          </table:table-cell>
          <table:table-cell table:style-name="ce57" office:value-type="string">
            <text:p>Workflow Controller page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number-columns-repeated="245"/>
        </table:table-row>
        <table:table-row table:style-name="ro29">
          <table:table-cell table:style-name="ce11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DMS_DMS-005</text:p>
          </table:table-cell>
          <table:table-cell table:style-name="ce126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f:=CONCATENATE(&quot;WCM&quot;;&quot;/&quot;;[.B40])" office:value-type="string" office:string-value="WCM/REG_DMS_DMS-005">
            <text:p>WCM/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Step 2: Check title of Holiday process start form</text:p>
          </table:table-cell>
          <table:table-cell table:style-name="ce57" office:value-type="string">
            <text:p>Click Manage Start in Action column at the line of holiday process</text:p>
          </table:table-cell>
          <table:table-cell table:style-name="ce57" office:value-type="string">
            <text:p>The Task Manager form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DMS_DMS-005</text:p>
          </table:table-cell>
          <table:table-cell table:style-name="ce126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7" table:formula="of:=CONCATENATE(&quot;WCM&quot;;&quot;/&quot;;[.B41])" office:value-type="string" office:string-value="WCM/REG_DMS_DMS-005">
            <text:p>WCM/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Step 3: Check title of Pay raise process start form</text:p>
          </table:table-cell>
          <table:table-cell table:style-name="ce57" office:value-type="string">
            <text:p>Click Manage Start in Action column at the line of Pay raise process</text:p>
          </table:table-cell>
          <table:table-cell table:style-name="ce57" office:value-type="string">
            <text:p>The Task Manager form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style-name="ce57"/>
          <table:table-cell table:number-columns-repeated="244"/>
        </table:table-row>
        <table:table-row table:style-name="ro1" table:number-rows-repeated="24">
          <table:table-cell table:style-name="ce115"/>
          <table:table-cell/>
          <table:table-cell table:style-name="ce126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26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7" table:default-cell-style-name="Default"/>
        <table:table-column table:style-name="co2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8" table:number-columns-repeated="247" table:default-cell-style-name="Default"/>
        <table:table-row table:style-name="ro22">
          <table:table-cell/>
          <table:table-cell table:style-name="ce117" office:value-type="string">
            <text:p>TEST CASES</text:p>
          </table:table-cell>
          <table:table-cell table:style-name="ce121"/>
          <table:table-cell table:style-name="ce127" table:number-columns-repeated="2"/>
          <table:table-cell/>
          <table:table-cell table:style-name="ce127" table:number-columns-repeated="2"/>
          <table:table-cell table:style-name="ce135"/>
          <table:table-cell table:style-name="ce138"/>
          <table:table-cell/>
          <table:table-cell table:style-name="ce139" office:value-type="string">
            <text:p>Passed</text:p>
          </table:table-cell>
          <table:table-cell table:style-name="ce139" table:formula="of:=COUNTIF([.L$7:.L$970];[.$L1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1"/>
        </table:table-row>
        <table:table-row table:style-name="ro22">
          <table:table-cell/>
          <table:table-cell table:style-name="ce118"/>
          <table:table-cell table:style-name="ce122"/>
          <table:table-cell table:style-name="ce127" table:number-columns-repeated="2"/>
          <table:table-cell/>
          <table:table-cell table:style-name="ce127" table:number-columns-repeated="2"/>
          <table:table-cell table:style-name="ce135"/>
          <table:table-cell table:number-columns-repeated="2"/>
          <table:table-cell table:style-name="ce139" office:value-type="string">
            <text:p>Failed</text:p>
          </table:table-cell>
          <table:table-cell table:style-name="ce139" table:formula="of:=COUNTIF([.L$7:.L$970];[.$L2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1"/>
        </table:table-row>
        <table:table-row table:style-name="ro23">
          <table:table-cell/>
          <table:table-cell table:style-name="ce119" office:value-type="string">
            <text:p>Function List:</text:p>
          </table:table-cell>
          <table:table-cell table:style-name="ce123" office:value-type="string" table:number-columns-spanned="3" table:number-rows-spanned="1">
            <text:p>Bugs on DMS 2.5.x for regression test</text:p>
          </table:table-cell>
          <table:covered-table-cell table:style-name="ce128"/>
          <table:covered-table-cell table:style-name="ce124"/>
          <table:table-cell/>
          <table:table-cell table:style-name="ce132"/>
          <table:table-cell table:style-name="ce133"/>
          <table:table-cell table:style-name="ce136"/>
          <table:table-cell table:number-columns-repeated="2"/>
          <table:table-cell table:style-name="ce139" office:value-type="string">
            <text:p>Blocked</text:p>
          </table:table-cell>
          <table:table-cell table:style-name="ce139" table:formula="of:=COUNTIF([.L$7:.L$970];[.$L3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1"/>
        </table:table-row>
        <table:table-row table:style-name="ro24">
          <table:table-cell/>
          <table:table-cell table:style-name="ce119" office:value-type="string">
            <text:p>Total Main Cases:</text:p>
          </table:table-cell>
          <table:table-cell table:style-name="ce124" table:formula="of:=MAX([.A7:.A953])" office:value-type="float" office:value="16" table:number-columns-spanned="3" table:number-rows-spanned="1">
            <text:p>16</text:p>
          </table:table-cell>
          <table:covered-table-cell table:style-name="ce128"/>
          <table:covered-table-cell table:style-name="ce124"/>
          <table:table-cell/>
          <table:table-cell table:style-name="ce132"/>
          <table:table-cell table:style-name="ce133"/>
          <table:table-cell table:style-name="ce136"/>
          <table:table-cell table:number-columns-repeated="2"/>
          <table:table-cell table:style-name="ce140" office:value-type="string">
            <text:p>Untested</text:p>
          </table:table-cell>
          <table:table-cell table:style-name="ce139" table:formula="of:=COUNTIF([.L$7:.L$970];[.$L4])" office:value-type="float" office:value="0">
            <text:p>0</text:p>
          </table:table-cell>
          <table:table-cell table:style-name="ce139" table:number-columns-repeated="2"/>
          <table:table-cell table:style-name="ce138" table:number-columns-repeated="215"/>
          <table:table-cell table:style-name="ce125" table:number-columns-repeated="4"/>
          <table:table-cell table:number-columns-repeated="21"/>
        </table:table-row>
        <table:table-row table:style-name="ro22">
          <table:table-cell/>
          <table:table-cell table:style-name="ce120"/>
          <table:table-cell table:style-name="ce125"/>
          <table:table-cell table:style-name="ce129" table:number-columns-repeated="2"/>
          <table:table-cell table:style-name="ce129" office:value-type="string">
            <text:p><text:s/></text:p>
          </table:table-cell>
          <table:table-cell table:style-name="ce129" table:number-columns-repeated="2"/>
          <table:table-cell table:style-name="ce137"/>
          <table:table-cell table:number-columns-repeated="2"/>
          <table:table-cell office:value-type="string">
            <text:p>N/A</text:p>
          </table:table-cell>
          <table:table-cell table:style-name="ce139" table:formula="of:=COUNTIF([.L$7:.L$970];[.$L5])" office:value-type="float" office:value="0">
            <text:p>0</text:p>
          </table:table-cell>
          <table:table-cell table:style-name="ce139" table:number-columns-repeated="2"/>
          <table:table-cell table:style-name="ce125" table:number-columns-repeated="219"/>
          <table:table-cell table:number-columns-repeated="21"/>
        </table:table-row>
        <table:table-row table:style-name="ro24">
          <table:table-cell table:style-name="ce113" office:value-type="string">
            <text:p>Case No</text:p>
          </table:table-cell>
          <table:table-cell table:style-name="ce113" office:value-type="string">
            <text:p>Related function</text:p>
          </table:table-cell>
          <table:table-cell table:style-name="ce113" office:value-type="string">
            <text:p>Case ID</text:p>
          </table:table-cell>
          <table:table-cell table:style-name="ce113" office:value-type="string">
            <text:p>Path</text:p>
          </table:table-cell>
          <table:table-cell table:style-name="ce113" office:value-type="string">
            <text:p>Case Description</text:p>
          </table:table-cell>
          <table:table-cell table:style-name="ce113" office:value-type="string">
            <text:p>Step Description</text:p>
          </table:table-cell>
          <table:table-cell table:style-name="ce113" office:value-type="string">
            <text:p>Steps to produce</text:p>
          </table:table-cell>
          <table:table-cell table:style-name="ce11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113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113"/>
          <table:table-cell table:style-name="ce142" table:number-columns-repeated="7"/>
          <table:table-cell table:style-name="ce144" table:number-columns-repeated="211"/>
          <table:table-cell table:style-name="ce137" table:number-columns-repeated="4"/>
          <table:table-cell table:style-name="ce145" table:number-columns-repeated="21"/>
        </table:table-row>
        <table:table-row table:style-name="ro26">
          <table:table-cell table:style-name="ce115" office:value-type="float" office:value="1">
            <text:p>001</text:p>
          </table:table-cell>
          <table:table-cell table:style-name="ce27" office:value-type="string">
            <text:p>REG_DMS_CCP-342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7])" office:value-type="string" office:string-value="WCM/REG_DMS_CCP-342">
            <text:p>WCM/REG_DMS_CCP-342</text:p>
          </table:table-cell>
          <table:table-cell table:style-name="ce247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Content Explorer → Managed Sites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number-columns-repeated="245"/>
        </table:table-row>
        <table:table-row table:style-name="ro28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342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WCM&quot;;&quot;/&quot;;[.B8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Administration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/>
          <table:table-cell table:number-columns-repeated="244"/>
        </table:table-row>
        <table:table-row table:style-name="ro26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DMS_CCP-342</text:p>
          </table:table-cell>
          <table:table-cell table:style-name="ce12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f:=CONCATENATE(&quot;WCM&quot;;&quot;/&quot;;[.B9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Content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342</text:p>
          </table:table-cell>
          <table:table-cell table:style-name="ce12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CONCATENATE(&quot;WCM&quot;;&quot;/&quot;;[.B10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CCP-342</text:p>
          </table:table-cell>
          <table:table-cell table:style-name="ce12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CONCATENATE(&quot;WCM&quot;;&quot;/&quot;;[.B11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26">
          <table:table-cell table:style-name="ce115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27" office:value-type="string">
            <text:p>REG_DMS_CCP-419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12])" office:value-type="string" office:string-value="WCM/REG_DMS_CCP-419">
            <text:p>WCM/REG_DMS_CCP-419</text:p>
          </table:table-cell>
          <table:table-cell table:style-name="ce247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Content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26">
          <table:table-cell table:style-name="ce1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DMS_CCP-419</text:p>
          </table:table-cell>
          <table:table-cell table:style-name="ce12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CONCATENATE(&quot;WCM&quot;;&quot;/&quot;;[.B13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DMS_CCP-419</text:p>
          </table:table-cell>
          <table:table-cell table:style-name="ce12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CONCATENATE(&quot;WCM&quot;;&quot;/&quot;;[.B14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11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DMS_CCP-419</text:p>
          </table:table-cell>
          <table:table-cell table:style-name="ce12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CONCATENATE(&quot;WCM&quot;;&quot;/&quot;;[.B15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CCP-419</text:p>
          </table:table-cell>
          <table:table-cell table:style-name="ce12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CONCATENATE(&quot;WCM&quot;;&quot;/&quot;;[.B16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. It is not displayed on tag cloud anymor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26">
          <table:table-cell table:style-name="ce115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248" office:value-type="string">
            <text:p>REG_DMS_CCP-523</text:p>
          </table:table-cell>
          <table:table-cell table:style-name="ce249" office:value-type="float" office:value="1">
            <text:p>001</text:p>
          </table:table-cell>
          <table:table-cell table:style-name="ce247" table:formula="of:=CONCATENATE(&quot;WCM&quot;;&quot;/&quot;;[.B17])" office:value-type="string" office:string-value="WCM/REG_DMS_CCP-523">
            <text:p>WCM/REG_DMS_CCP-523</text:p>
          </table:table-cell>
          <table:table-cell table:style-name="ce24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/>
          <table:table-cell table:number-columns-repeated="244"/>
        </table:table-row>
        <table:table-row table:style-name="ro26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DMS_CCP-523</text:p>
          </table:table-cell>
          <table:table-cell table:style-name="ce126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7" table:formula="of:=CONCATENATE(&quot;WCM&quot;;&quot;/&quot;;[.B18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Content Explorer → Managed Sites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/>
          <table:table-cell table:number-columns-repeated="244"/>
        </table:table-row>
        <table:table-row table:style-name="ro26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DMS_CCP-523</text:p>
          </table:table-cell>
          <table:table-cell table:style-name="ce126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CONCATENATE(&quot;WCM&quot;;&quot;/&quot;;[.B19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number-columns-repeated="245"/>
        </table:table-row>
        <table:table-row table:style-name="ro36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DMS_CCP-523</text:p>
          </table:table-cell>
          <table:table-cell table:style-name="ce126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CONCATENATE(&quot;WCM&quot;;&quot;/&quot;;[.B20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39">
          <table:table-cell table:style-name="ce115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004</text:p>
          </table:table-cell>
          <table:table-cell table:style-name="ce27" office:value-type="string">
            <text:p>REG_DMS_CCP-508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21])" office:value-type="string" office:string-value="WCM/REG_DMS_CCP-508">
            <text:p>WCM/REG_DMS_CCP-508</text:p>
          </table:table-cell>
          <table:table-cell table:style-name="ce247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Content Explorer → Managed Sites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39">
          <table:table-cell table:style-name="ce115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27" office:value-type="string">
            <text:p>REG_DMS_CCP-508</text:p>
          </table:table-cell>
          <table:table-cell table:style-name="ce126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7" table:formula="of:=CONCATENATE(&quot;WCM&quot;;&quot;/&quot;;[.B22])" office:value-type="string" office:string-value="WCM/REG_DMS_CCP-508">
            <text:p>WCM/REG_DMS_CCP-508</text:p>
          </table:table-cell>
          <table:table-cell table:style-name="ce247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<text:span text:style-name="T9">- Go to Content Explorer → </text:span><text:span text:style-name="T9">Managed Sites</text:span>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36">
          <table:table-cell table:style-name="ce115"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table:style-name="ce27" office:value-type="string">
            <text:p>REG_DMS_CCP-532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23])" office:value-type="string" office:string-value="WCM/REG_DMS_CCP-532">
            <text:p>WCM/REG_DMS_CCP-532</text:p>
          </table:table-cell>
          <table:table-cell table:style-name="ce247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<text:span text:style-name="T9">- Go to Content Explorer → </text:span><text:span text:style-name="T9">Managed Sites</text:span>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DMS_CCP-532</text:p>
          </table:table-cell>
          <table:table-cell table:style-name="ce126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f:=CONCATENATE(&quot;WCM&quot;;&quot;/&quot;;[.B24])" office:value-type="string" office:string-value="WCM/REG_DMS_CCP-532">
            <text:p>WCM/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26">
          <table:table-cell table:style-name="ce115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27" office:value-type="string">
            <text:p>REG_DMS_CCP-529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25])" office:value-type="string" office:string-value="WCM/REG_DMS_CCP-529">
            <text:p>WCM/REG_DMS_CCP-529</text:p>
          </table:table-cell>
          <table:table-cell table:style-name="ce247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Administrator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6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f:=CONCATENATE(&quot;WCM&quot;;&quot;/&quot;;[.B26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<text:span text:style-name="T9">- Go to Content Explorer → </text:span><text:span text:style-name="T9">Managed Sites</text:span>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36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CONCATENATE(&quot;WCM&quot;;&quot;/&quot;;[.B27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36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CONCATENATE(&quot;WCM&quot;;&quot;/&quot;;[.B28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CONCATENATE(&quot;WCM&quot;;&quot;/&quot;;[.B29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CONCATENATE(&quot;WCM&quot;;&quot;/&quot;;[.B30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publish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f:=CONCATENATE(&quot;WCM&quot;;&quot;/&quot;;[.B31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CONCATENATE(&quot;WCM&quot;;&quot;/&quot;;[.B32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9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CONCATENATE(&quot;WCM&quot;;&quot;/&quot;;[.B33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6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CONCATENATE(&quot;WCM&quot;;&quot;/&quot;;[.B34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9">
          <table:table-cell table:style-name="ce11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CONCATENATE(&quot;WCM&quot;;&quot;/&quot;;[.B35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6">
          <table:table-cell table:style-name="ce115" table:formula="of:=IF(VALUE(MID([.F36];6;FIND(&quot;:&quot;;[.F36];1)-FIND(&quot; &quot;;[.F36];1)-1))&gt;VALUE(MID([.F35];6;FIND(&quot;:&quot;;[.F35];1)-FIND(&quot; &quot;;[.F35];1)-1));&quot;&quot;;MAX([.A$7:.A35])+1)" office:value-type="float" office:value="8">
            <text:p>008</text:p>
          </table:table-cell>
          <table:table-cell table:style-name="ce27" office:value-type="string">
            <text:p>REG_DMS_CCP-529</text:p>
          </table:table-cell>
          <table:table-cell table:style-name="ce126"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57" table:formula="of:=CONCATENATE(&quot;WCM&quot;;&quot;/&quot;;[.B36])" office:value-type="string" office:string-value="WCM/REG_DMS_CCP-529">
            <text:p>WCM/REG_DMS_CCP-529</text:p>
          </table:table-cell>
          <table:table-cell table:style-name="ce24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Administrator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6">
          <table:table-cell table:style-name="ce11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CONCATENATE(&quot;WCM&quot;;&quot;/&quot;;[.B37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<text:span text:style-name="T9">- Go to Content Explorer → </text:span><text:span text:style-name="T9">Managed Sites</text:span>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36">
          <table:table-cell table:style-name="ce11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CONCATENATE(&quot;WCM&quot;;&quot;/&quot;;[.B38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36">
          <table:table-cell table:style-name="ce11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f:=CONCATENATE(&quot;WCM&quot;;&quot;/&quot;;[.B39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f:=CONCATENATE(&quot;WCM&quot;;&quot;/&quot;;[.B40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f:=CONCATENATE(&quot;WCM&quot;;&quot;/&quot;;[.B41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11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f:=CONCATENATE(&quot;WCM&quot;;&quot;/&quot;;[.B42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9">
          <table:table-cell table:style-name="ce11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f:=CONCATENATE(&quot;WCM&quot;;&quot;/&quot;;[.B43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9">
          <table:table-cell table:style-name="ce11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f:=CONCATENATE(&quot;WCM&quot;;&quot;/&quot;;[.B44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6">
          <table:table-cell table:style-name="ce11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CONCATENATE(&quot;WCM&quot;;&quot;/&quot;;[.B45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9">
          <table:table-cell table:style-name="ce11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DMS_CCP-529</text:p>
          </table:table-cell>
          <table:table-cell table:style-name="ce126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CONCATENATE(&quot;WCM&quot;;&quot;/&quot;;[.B46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9">
          <table:table-cell table:style-name="ce115" table:formula="of:=IF(VALUE(MID([.F47];6;FIND(&quot;:&quot;;[.F47];1)-FIND(&quot; &quot;;[.F47];1)-1))&gt;VALUE(MID([.F46];6;FIND(&quot;:&quot;;[.F46];1)-FIND(&quot; &quot;;[.F46];1)-1));&quot;&quot;;MAX([.A$7:.A46])+1)" office:value-type="float" office:value="9">
            <text:p>009</text:p>
          </table:table-cell>
          <table:table-cell table:style-name="ce27" office:value-type="string">
            <text:p>REG_DMS_CCP-511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47])" office:value-type="string" office:string-value="WCM/REG_DMS_CCP-511">
            <text:p>WCM/REG_DMS_CCP-511</text:p>
          </table:table-cell>
          <table:table-cell table:style-name="ce247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13">
          <table:table-cell table:style-name="ce11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7" office:value-type="string">
            <text:p>REG_DMS_CCP-511</text:p>
          </table:table-cell>
          <table:table-cell table:style-name="ce126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7" table:formula="of:=CONCATENATE(&quot;WCM&quot;;&quot;/&quot;;[.B48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Content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13">
          <table:table-cell table:style-name="ce11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DMS_CCP-511</text:p>
          </table:table-cell>
          <table:table-cell table:style-name="ce126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f:=CONCATENATE(&quot;WCM&quot;;&quot;/&quot;;[.B49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29">
          <table:table-cell table:style-name="ce11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DMS_CCP-511</text:p>
          </table:table-cell>
          <table:table-cell table:style-name="ce126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f:=CONCATENATE(&quot;WCM&quot;;&quot;/&quot;;[.B50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40">
          <table:table-cell table:style-name="ce115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DMS_CCP-511</text:p>
          </table:table-cell>
          <table:table-cell table:style-name="ce126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CONCATENATE(&quot;WCM&quot;;&quot;/&quot;;[.B51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26">
          <table:table-cell table:style-name="ce115" table:formula="of:=IF(VALUE(MID([.F52];6;FIND(&quot;:&quot;;[.F52];1)-FIND(&quot; &quot;;[.F52];1)-1))&gt;VALUE(MID([.F51];6;FIND(&quot;:&quot;;[.F51];1)-FIND(&quot; &quot;;[.F51];1)-1));&quot;&quot;;MAX([.A$7:.A51])+1)" office:value-type="float" office:value="10">
            <text:p>010</text:p>
          </table:table-cell>
          <table:table-cell table:style-name="ce27" office:value-type="string">
            <text:p>REG_DMS_CCP-619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52])" office:value-type="string" office:string-value="WCM/REG_DMS_CCP-619">
            <text:p>WCM/REG_DMS_CCP-619</text:p>
          </table:table-cell>
          <table:table-cell table:style-name="ce247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Content Explorer → Managed Sites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13">
          <table:table-cell table:style-name="ce11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7" office:value-type="string">
            <text:p>REG_DMS_CCP-619</text:p>
          </table:table-cell>
          <table:table-cell table:style-name="ce126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57" table:formula="of:=CONCATENATE(&quot;WCM&quot;;&quot;/&quot;;[.B53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39">
          <table:table-cell table:style-name="ce11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DMS_CCP-619</text:p>
          </table:table-cell>
          <table:table-cell table:style-name="ce126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CONCATENATE(&quot;WCM&quot;;&quot;/&quot;;[.B54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number-columns-repeated="246"/>
        </table:table-row>
        <table:table-row table:style-name="ro13">
          <table:table-cell table:style-name="ce115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DMS_CCP-619</text:p>
          </table:table-cell>
          <table:table-cell table:style-name="ce126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f:=CONCATENATE(&quot;WCM&quot;;&quot;/&quot;;[.B55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number-columns-repeated="246"/>
        </table:table-row>
        <table:table-row table:style-name="ro40">
          <table:table-cell table:style-name="ce11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DMS_CCP-619</text:p>
          </table:table-cell>
          <table:table-cell table:style-name="ce126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CONCATENATE(&quot;WCM&quot;;&quot;/&quot;;[.B56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/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26">
          <table:table-cell table:style-name="ce115" table:formula="of:=IF(VALUE(MID([.F57];6;FIND(&quot;:&quot;;[.F57];1)-FIND(&quot; &quot;;[.F57];1)-1))&gt;VALUE(MID([.F56];6;FIND(&quot;:&quot;;[.F56];1)-FIND(&quot; &quot;;[.F56];1)-1));&quot;&quot;;MAX([.A$7:.A56])+1)" office:value-type="float" office:value="11">
            <text:p>011</text:p>
          </table:table-cell>
          <table:table-cell table:style-name="ce27" office:value-type="string">
            <text:p>REG_DMS_CCP-619</text:p>
          </table:table-cell>
          <table:table-cell table:style-name="ce126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57" table:formula="of:=CONCATENATE(&quot;WCM&quot;;&quot;/&quot;;[.B57])" office:value-type="string" office:string-value="WCM/REG_DMS_CCP-619">
            <text:p>WCM/REG_DMS_CCP-619</text:p>
          </table:table-cell>
          <table:table-cell table:style-name="ce247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Content Explorer → Managed Sites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39">
          <table:table-cell table:style-name="ce11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7" office:value-type="string">
            <text:p>REG_DMS_CCP-619</text:p>
          </table:table-cell>
          <table:table-cell table:style-name="ce126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CONCATENATE(&quot;WCM&quot;;&quot;/&quot;;[.B58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13">
          <table:table-cell table:style-name="ce11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DMS_CCP-619</text:p>
          </table:table-cell>
          <table:table-cell table:style-name="ce126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f:=CONCATENATE(&quot;WCM&quot;;&quot;/&quot;;[.B59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6">
          <table:table-cell table:style-name="ce115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DMS_CCP-619</text:p>
          </table:table-cell>
          <table:table-cell table:style-name="ce126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f:=CONCATENATE(&quot;WCM&quot;;&quot;/&quot;;[.B60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29">
          <table:table-cell table:style-name="ce115" table:formula="of:=IF(VALUE(MID([.F61];6;FIND(&quot;:&quot;;[.F61];1)-FIND(&quot; &quot;;[.F61];1)-1))&gt;VALUE(MID([.F60];6;FIND(&quot;:&quot;;[.F60];1)-FIND(&quot; &quot;;[.F60];1)-1));&quot;&quot;;MAX([.A$7:.A60])+1)" office:value-type="float" office:value="12">
            <text:p>012</text:p>
          </table:table-cell>
          <table:table-cell table:style-name="ce27" office:value-type="string">
            <text:p>REG_DMS_CCP-521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61])" office:value-type="string" office:string-value="WCM/REG_DMS_CCP-521">
            <text:p>WCM/REG_DMS_CCP-521</text:p>
          </table:table-cell>
          <table:table-cell table:style-name="ce247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</table:table-cell>
          <table:table-cell table:number-columns-repeated="245"/>
        </table:table-row>
        <table:table-row table:style-name="ro28">
          <table:table-cell table:style-name="ce11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7" office:value-type="string">
            <text:p>REG_DMS_CCP-521</text:p>
          </table:table-cell>
          <table:table-cell table:style-name="ce126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7" table:formula="of:=CONCATENATE(&quot;WCM&quot;;&quot;/&quot;;[.B62])" office:value-type="string" office:string-value="WCM/REG_DMS_CCP-521">
            <text:p>WCM/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29">
          <table:table-cell table:style-name="ce115"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table:style-name="ce27" office:value-type="string">
            <text:p>REG_DMS_CCP-553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63])" office:value-type="string" office:string-value="WCM/REG_DMS_CCP-553">
            <text:p>WCM/REG_DMS_CCP-553</text:p>
          </table:table-cell>
          <table:table-cell table:style-name="ce247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40">
          <table:table-cell table:style-name="ce11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7" office:value-type="string">
            <text:p>REG_DMS_CCP-553</text:p>
          </table:table-cell>
          <table:table-cell table:style-name="ce126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57" table:formula="of:=CONCATENATE(&quot;WCM&quot;;&quot;/&quot;;[.B64])" office:value-type="string" office:string-value="WCM/REG_DMS_CCP-553">
            <text:p>WCM/REG_DMS_CCP-553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Content Explorer → Managed Sites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26">
          <table:table-cell table:style-name="ce115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DMS_CCP-553</text:p>
          </table:table-cell>
          <table:table-cell table:style-name="ce126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f:=CONCATENATE(&quot;WCM&quot;;&quot;/&quot;;[.B65])" office:value-type="string" office:string-value="WCM/REG_DMS_CCP-553">
            <text:p>WCM/REG_DMS_CCP-553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26">
          <table:table-cell table:style-name="ce115" table:formula="of:=IF(VALUE(MID([.F66];6;FIND(&quot;:&quot;;[.F66];1)-FIND(&quot; &quot;;[.F66];1)-1))&gt;VALUE(MID([.F65];6;FIND(&quot;:&quot;;[.F65];1)-FIND(&quot; &quot;;[.F65];1)-1));&quot;&quot;;MAX([.A$7:.A65])+1)" office:value-type="float" office:value="14">
            <text:p>014</text:p>
          </table:table-cell>
          <table:table-cell table:style-name="ce27" office:value-type="string">
            <text:p>REG_DMS_CCP-551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66])" office:value-type="string" office:string-value="WCM/REG_DMS_CCP-551">
            <text:p>WCM/REG_DMS_CCP-551</text:p>
          </table:table-cell>
          <table:table-cell table:style-name="ce24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<text:span text:style-name="T9">- Go to Content Explorer → </text:span><text:span text:style-name="T9">Managed Sites</text:span></text:p>
            <text:p>- Select acme/web content/sites artifacts 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</table:table-cell>
          <table:table-cell table:number-columns-repeated="245"/>
        </table:table-row>
        <table:table-row table:style-name="ro36">
          <table:table-cell table:style-name="ce115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7" office:value-type="string">
            <text:p>REG_DMS_CCP-551</text:p>
          </table:table-cell>
          <table:table-cell table:style-name="ce126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57" table:formula="of:=CONCATENATE(&quot;WCM&quot;;&quot;/&quot;;[.B67])" office:value-type="string" office:string-value="WCM/REG_DMS_CCP-551">
            <text:p>WCM/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29">
          <table:table-cell table:style-name="ce115" table:formula="of:=IF(VALUE(MID([.F68];6;FIND(&quot;:&quot;;[.F68];1)-FIND(&quot; &quot;;[.F68];1)-1))&gt;VALUE(MID([.F67];6;FIND(&quot;:&quot;;[.F67];1)-FIND(&quot; &quot;;[.F67];1)-1));&quot;&quot;;MAX([.A$7:.A67])+1)" office:value-type="float" office:value="15">
            <text:p>015</text:p>
          </table:table-cell>
          <table:table-cell table:style-name="ce27" office:value-type="string">
            <text:p>REG_DMS_CCP-546</text:p>
          </table:table-cell>
          <table:table-cell table:style-name="ce126" office:value-type="float" office:value="1">
            <text:p>001</text:p>
          </table:table-cell>
          <table:table-cell table:style-name="ce57" table:formula="of:=CONCATENATE(&quot;WCM&quot;;&quot;/&quot;;[.B68])" office:value-type="string" office:string-value="WCM/REG_DMS_CCP-546">
            <text:p>WCM/REG_DMS_CCP-546</text:p>
          </table:table-cell>
          <table:table-cell table:style-name="ce247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Content Explorer → Managed Sites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6">
          <table:table-cell table:style-name="ce11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7" office:value-type="string">
            <text:p>REG_DMS_CCP-546</text:p>
          </table:table-cell>
          <table:table-cell table:style-name="ce126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57" table:formula="of:=CONCATENATE(&quot;WCM&quot;;&quot;/&quot;;[.B69])" office:value-type="string" office:string-value="WCM/REG_DMS_CCP-546">
            <text:p>WCM/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2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9">
          <table:table-cell table:style-name="ce115" table:formula="of:=IF(VALUE(MID([.F70];6;FIND(&quot;:&quot;;[.F70];1)-FIND(&quot; &quot;;[.F70];1)-1))&gt;VALUE(MID([.F69];6;FIND(&quot;:&quot;;[.F69];1)-FIND(&quot; &quot;;[.F69];1)-1));&quot;&quot;;MAX([.A$7:.A69])+1)" office:value-type="float" office:value="16">
            <text:p>016</text:p>
          </table:table-cell>
          <table:table-cell table:style-name="ce27" office:value-type="string">
            <text:p>REG_DMS_CCP-546</text:p>
          </table:table-cell>
          <table:table-cell table:style-name="ce126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57" table:formula="of:=CONCATENATE(&quot;WCM&quot;;&quot;/&quot;;[.B70])" office:value-type="string" office:string-value="WCM/REG_DMS_CCP-546">
            <text:p>WCM/REG_DMS_CCP-546</text:p>
          </table:table-cell>
          <table:table-cell table:style-name="ce247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Content Explorer → Managed Sites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36">
          <table:table-cell table:style-name="ce11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7" office:value-type="string">
            <text:p>REG_DMS_CCP-546</text:p>
          </table:table-cell>
          <table:table-cell table:style-name="ce126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f:=CONCATENATE(&quot;WCM&quot;;&quot;/&quot;;[.B71])" office:value-type="string" office:string-value="WCM/REG_DMS_CCP-546">
            <text:p>WCM/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1048431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number-columns-repeated="250" table:default-cell-style-name="Default"/>
        <table:table-column table:style-name="co8" table:number-columns-repeated="768" table:default-cell-style-name="Default"/>
        <table:table-row table:style-name="ro30">
          <table:table-cell table:style-name="ce197" office:value-type="string" table:number-columns-spanned="4" table:number-rows-spanned="2">
            <text:p>DMS 2.5.x Regression Tests List on AIO</text:p>
          </table:table-cell>
          <table:covered-table-cell table:style-name="ce197"/>
          <table:covered-table-cell table:style-name="ce197"/>
          <table:covered-table-cell table:style-name="ce209"/>
          <table:table-cell table:style-name="ce209"/>
          <table:table-cell table:style-name="ce208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0">
          <table:covered-table-cell table:style-name="ce198"/>
          <table:covered-table-cell table:style-name="ce198"/>
          <table:covered-table-cell table:style-name="ce198"/>
          <table:covered-table-cell table:style-name="ce209"/>
          <table:table-cell table:style-name="ce209"/>
          <table:covered-table-cell table:style-name="ce212"/>
          <table:table-cell table:number-columns-repeated="1018"/>
        </table:table-row>
        <table:table-row table:style-name="ro31">
          <table:table-cell table:style-name="ce199" office:value-type="string">
            <text:p>Id</text:p>
          </table:table-cell>
          <table:table-cell table:style-name="ce199" office:value-type="string">
            <text:p>Product</text:p>
          </table:table-cell>
          <table:table-cell table:style-name="ce208" office:value-type="string">
            <text:p>Functionality</text:p>
          </table:table-cell>
          <table:table-cell table:style-name="ce208" office:value-type="string">
            <text:p>Bug summary</text:p>
          </table:table-cell>
          <table:table-cell table:style-name="ce208" office:value-type="string">
            <text:p>Product bugID</text:p>
          </table:table-cell>
          <table:covered-table-cell table:style-name="ce212"/>
          <table:table-cell table:number-columns-repeated="1018"/>
        </table:table-row>
        <table:table-row table:style-name="ro7">
          <table:table-cell table:style-name="ce48" office:value-type="string">
            <text:p>REG_DMS_CCP-113</text:p>
          </table:table-cell>
          <table:table-cell table:style-name="ce203" office:value-type="string">
            <text:p>DMS</text:p>
          </table:table-cell>
          <table:table-cell table:style-name="ce203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210" office:value-type="string">
            <text:p>ECM-4483</text:p>
          </table:table-cell>
          <table:table-cell table:style-name="ce213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217" office:value-type="string">
            <text:p>1.6.1</text:p>
          </table:table-cell>
          <table:table-cell table:style-name="ce219" table:number-columns-repeated="244"/>
          <table:table-cell table:style-name="ce221" table:number-columns-repeated="773"/>
        </table:table-row>
        <table:table-row table:style-name="ro6">
          <table:table-cell table:style-name="ce200" office:value-type="string">
            <text:p>REG_DMS_CCP-311</text:p>
          </table:table-cell>
          <table:table-cell table:style-name="ce204" office:value-type="string">
            <text:p>DMS</text:p>
          </table:table-cell>
          <table:table-cell table:style-name="ce204" office:value-type="string">
            <text:p>Search</text:p>
          </table:table-cell>
          <table:table-cell table:style-name="ce200" office:value-type="string">
            <text:p>Add research for nodes in the simple search of File Explorer</text:p>
          </table:table-cell>
          <table:table-cell table:style-name="ce200" office:value-type="string">
            <text:p>ECM-5331</text:p>
          </table:table-cell>
          <table:table-cell table:style-name="ce214" table:formula="of:=SUMPRODUCT((['Bugs_v1.6.5'.B$7:'Bugs_v1.6.5'.B$867]=[.$A5])*(['Bugs_v1.6.5'.A$7:'Bugs_v1.6.5'.A$867]&lt;&gt;&quot;&quot;))" office:value-type="float" office:value="2">
            <text:p>2</text:p>
          </table:table-cell>
          <table:table-cell table:style-name="ce217" office:value-type="string">
            <text:p>1.6.5</text:p>
          </table:table-cell>
          <table:table-cell table:style-name="ce218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331</text:p>
          </table:table-cell>
          <table:table-cell table:style-name="ce205" office:value-type="string">
            <text:p>DMS</text:p>
          </table:table-cell>
          <table:table-cell table:style-name="ce205" office:value-type="string">
            <text:p>Taxonomy</text:p>
          </table:table-cell>
          <table:table-cell table:style-name="ce185" office:value-type="string">
            <text:p>Access denied when we try to delete a taxonomy tree</text:p>
          </table:table-cell>
          <table:table-cell table:style-name="ce185" office:value-type="string">
            <text:p>ECM-5409</text:p>
          </table:table-cell>
          <table:table-cell table:style-name="ce215" table:formula="of:=SUMPRODUCT((['Bugs_v1.6.5'.B$7:'Bugs_v1.6.5'.B$867]=[.$A6])*(['Bugs_v1.6.5'.A$7:'Bugs_v1.6.5'.A$867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2">
          <table:table-cell table:style-name="ce27" office:value-type="string">
            <text:p>REG_DMS_CCP-393</text:p>
          </table:table-cell>
          <table:table-cell table:style-name="ce205" office:value-type="string">
            <text:p>DMS</text:p>
          </table:table-cell>
          <table:table-cell table:style-name="ce205" office:value-type="string">
            <text:p>DMS</text:p>
          </table:table-cell>
          <table:table-cell table:style-name="ce205" office:value-type="string">
            <text:p><text:span text:style-name="T6">Secours </text:span><text:span text:style-name="T6">Catholique : </text:span><text:span text:style-name="T6">DMS tickets </text:span><text:span text:style-name="T6">backport</text:span></text:p>
            <text:p><text:span text:style-name="T7">The day of the </text:span><text:span text:style-name="T7">month in the </text:span><text:span text:style-name="T7">calendar pop-</text:span><text:span text:style-name="T7">up is not </text:span><text:span text:style-name="T7">translated to </text:span><text:span text:style-name="T7">French</text:span></text:p>
          </table:table-cell>
          <table:table-cell table:style-name="ce185" office:value-type="string">
            <text:p>ECM-5382</text:p>
          </table:table-cell>
          <table:table-cell table:style-name="ce215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51" office:value-type="string">
            <text:p>REG_DMS_CCP-401</text:p>
          </table:table-cell>
          <table:table-cell table:style-name="ce206" office:value-type="string">
            <text:p>ECM</text:p>
          </table:table-cell>
          <table:table-cell table:style-name="ce206" office:value-type="string">
            <text:p>ECM</text:p>
          </table:table-cell>
          <table:table-cell table:style-name="ce51" office:value-type="string">
            <text:p>Problem when double clicking on node in the file explorer (with IE7)</text:p>
          </table:table-cell>
          <table:table-cell table:style-name="ce51" office:value-type="string">
            <text:p>ECM-5450</text:p>
          </table:table-cell>
          <table:table-cell table:style-name="ce216" table:formula="of:=SUMPRODUCT((['Bugs_v1.6.6'.B$7:'Bugs_v1.6.6'.B$960]=[.$A8])*(['Bugs_v1.6.6'.A$7:'Bugs_v1.6.6'.A$960]&lt;&gt;&quot;&quot;))" office:value-type="float" office:value="1">
            <text:p>1</text:p>
          </table:table-cell>
          <table:table-cell table:style-name="ce217" office:value-type="string">
            <text:p>1.6.6</text:p>
          </table:table-cell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DMS-001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6" office:value-type="string">
            <text:p>Exception while viewing metadata</text:p>
          </table:table-cell>
          <table:table-cell table:style-name="ce27" office:value-type="string">
            <text:p>ECM-5457</text:p>
          </table:table-cell>
          <table:table-cell table:style-name="ce215" table:formula="of:=SUMPRODUCT((['Bugs_v1.6.6'.B$7:'Bugs_v1.6.6'.B$960]=[.$A9])*(['Bugs_v1.6.6'.A$7:'Bugs_v1.6.6'.A$96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2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6" office:value-type="string">
            <text:p>Can not delete workspace after viewing</text:p>
          </table:table-cell>
          <table:table-cell table:style-name="ce27" office:value-type="string">
            <text:p>ECM-4238</text:p>
          </table:table-cell>
          <table:table-cell table:style-name="ce215" table:formula="of:=SUMPRODUCT((['Bugs_v1.6.6'.B$7:'Bugs_v1.6.6'.B$960]=[.$A10])*(['Bugs_v1.6.6'.A$7:'Bugs_v1.6.6'.A$96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3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6" office:value-type="string">
            <text:p>Change permission of a document failed</text:p>
          </table:table-cell>
          <table:table-cell table:style-name="ce27" office:value-type="string">
            <text:p>ECM-5461</text:p>
          </table:table-cell>
          <table:table-cell table:style-name="ce215" table:formula="of:=SUMPRODUCT((['Bugs_v1.6.6'.B$7:'Bugs_v1.6.6'.B$960]=[.$A11])*(['Bugs_v1.6.6'.A$7:'Bugs_v1.6.6'.A$96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81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</table:table-cell>
          <table:table-cell table:style-name="ce215" table:formula="of:=SUMPRODUCT((['Bugs_v1.6.6'.B$7:'Bugs_v1.6.6'.B$960]=[.$A12])*(['Bugs_v1.6.6'.A$7:'Bugs_v1.6.6'.A$96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84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</table:table-cell>
          <table:table-cell table:style-name="ce215" table:formula="of:=SUMPRODUCT((['Bugs_v1.6.6'.B$7:'Bugs_v1.6.6'.B$960]=[.$A13])*(['Bugs_v1.6.6'.A$7:'Bugs_v1.6.6'.A$96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13">
          <table:table-cell table:style-name="ce27" office:value-type="string">
            <text:p>REG_DMS_CCP-403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27"/>
          <table:table-cell table:style-name="ce215" table:formula="of:=SUMPRODUCT((['Bugs_v1.6.6'.B$7:'Bugs_v1.6.6'.B$960]=[.$A14])*(['Bugs_v1.6.6'.A$7:'Bugs_v1.6.6'.A$96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49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215" table:formula="of:=SUMPRODUCT((['Bugs_v1.6.6'.B$7:'Bugs_v1.6.6'.B$960]=[.$A15])*(['Bugs_v1.6.6'.A$7:'Bugs_v1.6.6'.A$96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215" table:formula="of:=SUMPRODUCT((['Bugs_v1.6.6'.B$7:'Bugs_v1.6.6'.B$960]=[.$A16])*(['Bugs_v1.6.6'.A$7:'Bugs_v1.6.6'.A$960]&lt;&gt;&quot;&quot;))" office:value-type="float" office:value="2">
            <text:p>2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5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211" office:value-type="string">
            <text:p>WF-89</text:p>
          </table:table-cell>
          <table:table-cell table:style-name="ce215" table:formula="of:=SUMPRODUCT((['Bugs_v1.6.6'.B$7:'Bugs_v1.6.6'.B$960]=[.$A17])*(['Bugs_v1.6.6'.A$7:'Bugs_v1.6.6'.A$960]&lt;&gt;&quot;&quot;))" office:value-type="float" office:value="1">
            <text:p>1</text:p>
          </table:table-cell>
          <table:table-cell table:style-name="ce202" table:number-columns-repeated="245"/>
          <table:table-cell table:number-columns-repeated="773"/>
        </table:table-row>
        <table:table-row table:style-name="ro7">
          <table:table-cell table:style-name="ce51" office:value-type="string">
            <text:p>REG_DMS_CCP-342</text:p>
          </table:table-cell>
          <table:table-cell table:style-name="ce51" office:value-type="string">
            <text:p>ECM</text:p>
          </table:table-cell>
          <table:table-cell table:style-name="ce51" office:value-type="string">
            <text:p>ECM</text:p>
          </table:table-cell>
          <table:table-cell table:style-name="ce51" office:value-type="string">
            <text:p>Check the name of document author</text:p>
          </table:table-cell>
          <table:table-cell table:style-name="ce51" office:value-type="string">
            <text:p>ECM-5440</text:p>
          </table:table-cell>
          <table:table-cell table:style-name="ce216" table:formula="of:=SUMPRODUCT((['Bugs_v1.6.7'.B$7:'Bugs_v1.6.7'.B$958]=[.$A18])*(['Bugs_v1.6.7'.A$7:'Bugs_v1.6.7'.A$958]&lt;&gt;&quot;&quot;))" office:value-type="float" office:value="1">
            <text:p>1</text:p>
          </table:table-cell>
          <table:table-cell table:style-name="ce217" office:value-type="string">
            <text:p>1.6.7</text:p>
          </table:table-cell>
          <table:table-cell table:style-name="ce220" table:number-columns-repeated="244"/>
          <table:table-cell table:style-name="ce222" table:number-columns-repeated="773"/>
        </table:table-row>
        <table:table-row table:style-name="ro7">
          <table:table-cell table:style-name="ce27" office:value-type="string">
            <text:p>REG_DMS_CCP-419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215" table:formula="of:=SUMPRODUCT((['Bugs_v1.6.7'.B$7:'Bugs_v1.6.7'.B$958]=[.$A19])*(['Bugs_v1.6.7'.A$7:'Bugs_v1.6.7'.A$95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3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</table:table-cell>
          <table:table-cell table:style-name="ce215" table:formula="of:=SUMPRODUCT((['Bugs_v1.6.7'.B$7:'Bugs_v1.6.7'.B$958]=[.$A20])*(['Bugs_v1.6.7'.A$7:'Bugs_v1.6.7'.A$95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08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</table:table-cell>
          <table:table-cell table:style-name="ce215" table:formula="of:=SUMPRODUCT((['Bugs_v1.6.7'.B$7:'Bugs_v1.6.7'.B$958]=[.$A21])*(['Bugs_v1.6.7'.A$7:'Bugs_v1.6.7'.A$958]&lt;&gt;&quot;&quot;))" office:value-type="float" office:value="2">
            <text:p>2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32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</table:table-cell>
          <table:table-cell table:style-name="ce215" table:formula="of:=SUMPRODUCT((['Bugs_v1.6.7'.B$7:'Bugs_v1.6.7'.B$958]=[.$A22])*(['Bugs_v1.6.7'.A$7:'Bugs_v1.6.7'.A$95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9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</table:table-cell>
          <table:table-cell table:style-name="ce215" table:formula="of:=SUMPRODUCT((['Bugs_v1.6.7'.B$7:'Bugs_v1.6.7'.B$958]=[.$A23])*(['Bugs_v1.6.7'.A$7:'Bugs_v1.6.7'.A$958]&lt;&gt;&quot;&quot;))" office:value-type="float" office:value="2">
            <text:p>2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33">
          <table:table-cell table:style-name="ce27" office:value-type="string">
            <text:p>REG_DMS_CCP-511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</table:table-cell>
          <table:table-cell table:style-name="ce215" table:formula="of:=SUMPRODUCT((['Bugs_v1.6.7'.B$7:'Bugs_v1.6.7'.B$958]=[.$A24])*(['Bugs_v1.6.7'.A$7:'Bugs_v1.6.7'.A$95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619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</table:table-cell>
          <table:table-cell table:style-name="ce215" table:formula="of:=SUMPRODUCT((['Bugs_v1.6.7'.B$7:'Bugs_v1.6.7'.B$958]=[.$A25])*(['Bugs_v1.6.7'.A$7:'Bugs_v1.6.7'.A$958]&lt;&gt;&quot;&quot;))" office:value-type="float" office:value="2">
            <text:p>2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1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</table:table-cell>
          <table:table-cell table:style-name="ce215" table:formula="of:=SUMPRODUCT((['Bugs_v1.6.7'.B$7:'Bugs_v1.6.7'.B$958]=[.$A26])*(['Bugs_v1.6.7'.A$7:'Bugs_v1.6.7'.A$95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53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</table:table-cell>
          <table:table-cell table:style-name="ce215" table:formula="of:=SUMPRODUCT((['Bugs_v1.6.7'.B$7:'Bugs_v1.6.7'.B$958]=[.$A27])*(['Bugs_v1.6.7'.A$7:'Bugs_v1.6.7'.A$95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13">
          <table:table-cell table:style-name="ce27" office:value-type="string">
            <text:p>REG_DMS_CCP-551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215" table:formula="of:=SUMPRODUCT((['Bugs_v1.6.7'.B$7:'Bugs_v1.6.7'.B$958]=[.$A28])*(['Bugs_v1.6.7'.A$7:'Bugs_v1.6.7'.A$958]&lt;&gt;&quot;&quot;))" office:value-type="float" office:value="1">
            <text:p>1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46</text:p>
          </table:table-cell>
          <table:table-cell table:style-name="ce205" office:value-type="string">
            <text:p>ECM</text:p>
          </table:table-cell>
          <table:table-cell table:style-name="ce205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</table:table-cell>
          <table:table-cell table:style-name="ce215" table:formula="of:=SUMPRODUCT((['Bugs_v1.6.7'.B$7:'Bugs_v1.6.7'.B$958]=[.$A29])*(['Bugs_v1.6.7'.A$7:'Bugs_v1.6.7'.A$958]&lt;&gt;&quot;&quot;))" office:value-type="float" office:value="2">
            <text:p>2</text:p>
          </table:table-cell>
          <table:table-cell table:style-name="ce217"/>
          <table:table-cell table:style-name="ce202" table:number-columns-repeated="244"/>
          <table:table-cell table:number-columns-repeated="773"/>
        </table:table-row>
        <table:table-row table:style-name="ro34">
          <table:table-cell table:style-name="ce201" office:value-type="string" table:number-columns-spanned="5" table:number-rows-spanned="1">
            <text:p>Total</text:p>
          </table:table-cell>
          <table:covered-table-cell table:style-name="ce207"/>
          <table:covered-table-cell table:style-name="ce207"/>
          <table:covered-table-cell table:style-name="ce207"/>
          <table:covered-table-cell table:style-name="ce205"/>
          <table:table-cell table:style-name="ce201" table:formula="of:=SUM([.F4:.F29])" office:value-type="float" office:value="33">
            <text:p>33</text:p>
          </table:table-cell>
          <table:table-cell table:style-name="ce202" table:number-columns-repeated="245"/>
          <table:table-cell table:number-columns-repeated="773"/>
        </table:table-row>
        <table:table-row table:style-name="ro1" table:number-rows-repeated="65507">
          <table:table-cell table:style-name="ce202" table:number-columns-repeated="251"/>
          <table:table-cell table:number-columns-repeated="773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8">12/28/2010</text:date>, <text:time>16:5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2-28T16:54:28</dc:date>
    <meta:print-date>2008-06-17T00:45:47</meta:print-date>
    <dc:language>en-US</dc:language>
    <meta:editing-cycles>892</meta:editing-cycles>
    <meta:editing-duration>PT361H43M32S</meta:editing-duration>
    <meta:document-statistic meta:table-count="7" meta:cell-count="1652" meta:object-count="1"/>
    <meta:user-defined meta:name="Info 1"/>
    <meta:user-defined meta:name="Info 2"/>
    <meta:user-defined meta:name="Info 3"/>
    <meta:user-defined meta:name="Info 4"/>
  </office:meta>
</office:document-meta>
</file>